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10.8165in"/>
    </style:style>
    <style:style style:name="co3" style:family="table-column">
      <style:table-column-properties fo:break-before="auto" style:column-width="8.1043in"/>
    </style:style>
    <style:style style:name="co4" style:family="table-column">
      <style:table-column-properties fo:break-before="auto" style:column-width="0.5016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1.0043in"/>
    </style:style>
    <style:style style:name="ro1" style:family="table-row">
      <style:table-row-properties style:row-height="0.3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List_20_of_20_References_20_and_20_Publications">
      <style:table-cell-properties style:glyph-orientation-vertical="0" fo:border-bottom="0.06pt solid #313739" style:diagonal-bl-tr="none" style:diagonal-tl-br="none" style:text-align-source="fix" style:repeat-content="false" fo:background-color="transparent" fo:wrap-option="wrap" fo:border-left="0.06pt double #313739" style:border-line-width-left="0in 0.0016in 0.0008in" style:direction="ltr" fo:padding="0.028in" fo:border-right="0.06pt solid #313739" style:rotation-angle="0" style:rotation-align="none" style:shrink-to-fit="false" fo:border-top="0.06pt double #313739" style:border-line-width-top="0in 0.0016in 0.0008in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Normal_5f_List_20_of_20_References_20_and_20_Publications">
      <style:table-cell-properties style:glyph-orientation-vertical="0" fo:border-bottom="0.06pt solid #313739" style:diagonal-bl-tr="none" style:diagonal-tl-br="none" style:text-align-source="fix" style:repeat-content="false" fo:background-color="transparent" fo:wrap-option="wrap" fo:border-left="0.06pt double #313739" style:border-line-width-left="0in 0.0016in 0.0008in" style:direction="ltr" fo:padding="0.028in" fo:border-right="0.06pt solid #313739" style:rotation-angle="0" style:rotation-align="none" style:shrink-to-fit="false" fo:border-top="0.06pt solid #313739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Normal_5f_List_20_of_20_References_20_and_20_Publications">
      <style:table-cell-properties style:glyph-orientation-vertical="0" fo:border-bottom="0.06pt double #313739" style:border-line-width-bottom="0in 0.0016in 0.0008in" style:diagonal-bl-tr="none" style:diagonal-tl-br="none" style:text-align-source="fix" style:repeat-content="false" fo:background-color="transparent" fo:wrap-option="wrap" fo:border-left="0.06pt double #313739" style:border-line-width-left="0in 0.0016in 0.0008in" style:direction="ltr" fo:padding="0.028in" fo:border-right="0.06pt solid #313739" style:rotation-angle="0" style:rotation-align="none" style:shrink-to-fit="false" fo:border-top="0.06pt solid #313739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Normal_5f_List_20_of_20_References_20_and_20_Publications">
      <style:table-cell-properties style:glyph-orientation-vertical="0" fo:border-bottom="0.06pt solid #313739" style:diagonal-bl-tr="none" style:diagonal-tl-br="none" style:text-align-source="value-type" style:repeat-content="false" fo:background-color="transparent" fo:wrap-option="wrap" fo:border-left="0.06pt solid #313739" style:direction="ltr" fo:padding="0.028in" fo:border-right="0.06pt solid #313739" style:rotation-angle="0" style:rotation-align="none" style:shrink-to-fit="false" fo:border-top="0.06pt double #313739" style:border-line-width-top="0in 0.0016in 0.0008in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Normal_5f_List_20_of_20_References_20_and_20_Publications">
      <style:table-cell-properties style:glyph-orientation-vertical="0" style:diagonal-bl-tr="none" style:diagonal-tl-br="none" style:text-align-source="value-type" style:repeat-content="false" fo:background-color="transparent" fo:wrap-option="wrap" fo:border="0.06pt solid #313739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Normal_5f_List_20_of_20_References_20_and_20_Publications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13739" style:direction="ltr" fo:padding="0.028in" fo:border-right="0.06pt solid #313739" style:rotation-angle="0" style:rotation-align="none" style:shrink-to-fit="false" fo:border-top="0.06pt solid #313739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Normal_5f_List_20_of_20_References_20_and_20_Publications">
      <style:table-cell-properties style:glyph-orientation-vertical="0" style:diagonal-bl-tr="none" style:diagonal-tl-br="none" style:text-align-source="value-type" style:repeat-content="false" fo:wrap-option="no-wrap" fo:border="0.06pt solid #313739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8" style:family="table-cell" style:parent-style-name="Normal_5f_List_20_of_20_References_20_and_20_Publications">
      <style:table-cell-properties style:glyph-orientation-vertical="0" style:diagonal-bl-tr="none" style:diagonal-tl-br="none" style:text-align-source="value-type" style:repeat-content="false" fo:wrap-option="no-wrap" fo:border="0.06pt solid #313739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Normal_5f_List_20_of_20_References_20_and_20_Publications">
      <style:table-cell-properties style:glyph-orientation-vertical="0" fo:border-bottom="0.06pt solid #313739" style:diagonal-bl-tr="none" style:diagonal-tl-br="none" style:text-align-source="value-type" style:repeat-content="false" fo:wrap-option="no-wrap" fo:border-left="0.06pt solid #313739" style:direction="ltr" fo:padding="0.028in" fo:border-right="0.06pt solid #313739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0" style:family="table-cell" style:parent-style-name="Normal_5f_List_20_of_20_References_20_and_20_Publications">
      <style:table-cell-properties style:glyph-orientation-vertical="0" fo:border-bottom="0.06pt double #313739" style:border-line-width-bottom="0in 0.0016in 0.0008in" style:diagonal-bl-tr="none" style:diagonal-tl-br="none" style:text-align-source="value-type" style:repeat-content="false" fo:wrap-option="wrap" fo:border-left="0.06pt solid #313739" style:direction="ltr" fo:padding="0.028in" fo:border-right="0.06pt solid #313739" style:rotation-angle="0" style:rotation-align="none" style:shrink-to-fit="false" fo:border-top="0.06pt solid #313739" style:vertical-align="middle" style:vertical-justify="auto"/>
      <style:paragraph-properties css3t:text-justify="auto" fo:margin-left="0in" style:writing-mode="page"/>
    </style:style>
    <style:style style:name="ce11" style:family="table-cell" style:parent-style-name="Normal_5f_List_20_of_20_References_20_and_20_Publications">
      <style:table-cell-properties style:glyph-orientation-vertical="0" fo:border-bottom="0.06pt double #313739" style:border-line-width-bottom="0in 0.0016in 0.0008in" style:diagonal-bl-tr="none" style:diagonal-tl-br="none" style:text-align-source="value-type" style:repeat-content="false" fo:wrap-option="no-wrap" fo:border-left="0.06pt solid #313739" style:direction="ltr" fo:padding="0.028in" fo:border-right="0.06pt solid #313739" style:rotation-angle="0" style:rotation-align="none" style:shrink-to-fit="false" fo:border-top="0.06pt solid #313739" style:vertical-align="middle" style:vertical-justify="auto"/>
      <style:paragraph-properties css3t:text-justify="auto" fo:margin-left="0in" style:writing-mode="page"/>
    </style:style>
    <style:style style:name="ce12" style:family="table-cell" style:parent-style-name="Normal_5f_List_20_of_20_References_20_and_20_Publications">
      <style:table-cell-properties style:glyph-orientation-vertical="0" fo:border-bottom="0.06pt solid #313739" style:diagonal-bl-tr="none" style:diagonal-tl-br="none" style:text-align-source="fix" style:repeat-content="false" fo:background-color="transparent" fo:wrap-option="wrap" fo:border-left="0.06pt solid #313739" style:direction="ltr" fo:padding="0.028in" fo:border-right="0.06pt solid #313739" style:rotation-angle="0" style:rotation-align="none" style:shrink-to-fit="false" fo:border-top="0.06pt double #313739" style:border-line-width-top="0in 0.0016in 0.0008in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Normal_5f_List_20_of_20_References_20_and_20_Publications">
      <style:table-cell-properties style:glyph-orientation-vertical="0" style:diagonal-bl-tr="none" style:diagonal-tl-br="none" style:text-align-source="fix" style:repeat-content="false" fo:background-color="transparent" fo:wrap-option="wrap" fo:border="0.06pt solid #313739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Normal_5f_List_20_of_20_References_20_and_20_Publications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13739" style:direction="ltr" fo:padding="0.028in" fo:border-right="0.06pt solid #313739" style:rotation-angle="0" style:rotation-align="none" style:shrink-to-fit="false" fo:border-top="0.06pt solid #313739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Normal_5f_List_20_of_20_References_20_and_20_Publications">
      <style:table-cell-properties style:glyph-orientation-vertical="0" style:diagonal-bl-tr="none" style:diagonal-tl-br="none" style:text-align-source="fix" style:repeat-content="false" fo:wrap-option="no-wrap" fo:border="0.06pt solid #313739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6" style:family="table-cell" style:parent-style-name="Normal_5f_List_20_of_20_References_20_and_20_Publications">
      <style:table-cell-properties style:glyph-orientation-vertical="0" fo:border-bottom="0.06pt solid #313739" style:diagonal-bl-tr="none" style:diagonal-tl-br="none" style:text-align-source="fix" style:repeat-content="false" fo:wrap-option="no-wrap" fo:border-left="0.06pt solid #313739" style:direction="ltr" fo:padding="0.028in" fo:border-right="0.06pt solid #313739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17" style:family="table-cell" style:parent-style-name="Normal_5f_List_20_of_20_References_20_and_20_Publications">
      <style:table-cell-properties style:glyph-orientation-vertical="0" fo:border-bottom="0.06pt double #313739" style:border-line-width-bottom="0in 0.0016in 0.0008in" style:diagonal-bl-tr="none" style:diagonal-tl-br="none" style:text-align-source="fix" style:repeat-content="false" fo:wrap-option="no-wrap" fo:border-left="0.06pt solid #313739" style:direction="ltr" fo:padding="0.028in" fo:border-right="0.06pt solid #313739" style:rotation-angle="0" style:rotation-align="none" style:shrink-to-fit="false" fo:border-top="0.06pt solid #313739" style:vertical-align="middle" style:vertical-justify="auto"/>
      <style:paragraph-properties fo:text-align="center" css3t:text-justify="auto" fo:margin-left="0in" style:writing-mode="page"/>
    </style:style>
    <style:style style:name="ce18" style:family="table-cell" style:parent-style-name="Normal_5f_List_20_of_20_References_20_and_20_Publications">
      <style:table-cell-properties style:glyph-orientation-vertical="0" style:diagonal-bl-tr="none" style:diagonal-tl-br="none" style:text-align-source="value-type" style:repeat-content="false" fo:wrap-option="wrap" fo:border="0.06pt solid #313739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9" style:family="table-cell" style:parent-style-name="Normal_5f_List_20_of_20_References_20_and_20_Publications">
      <style:table-cell-properties style:glyph-orientation-vertical="0" style:diagonal-bl-tr="none" style:diagonal-tl-br="none" style:text-align-source="value-type" style:repeat-content="false" fo:wrap-option="wrap" fo:border="0.06pt solid #313739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Normal_5f_List_20_of_20_References_20_and_20_Publications">
      <style:table-cell-properties style:glyph-orientation-vertical="0" fo:border-bottom="0.06pt solid #313739" style:diagonal-bl-tr="none" style:diagonal-tl-br="none" style:text-align-source="value-type" style:repeat-content="false" fo:wrap-option="wrap" fo:border-left="0.06pt solid #313739" style:direction="ltr" fo:padding="0.028in" fo:border-right="0.06pt solid #313739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21" style:family="table-cell" style:parent-style-name="Normal_5f_List_20_of_20_References_20_and_20_Publications">
      <style:table-cell-properties style:glyph-orientation-vertical="0" fo:border-bottom="0.06pt solid #313739" style:diagonal-bl-tr="none" style:diagonal-tl-br="none" style:text-align-source="fix" style:repeat-content="false" fo:background-color="transparent" fo:wrap-option="wrap" fo:border-left="0.06pt solid #313739" style:direction="ltr" fo:padding="0.028in" fo:border-right="0.06pt double #313739" style:border-line-width-right="0in 0.0016in 0.0008in" style:rotation-angle="0" style:rotation-align="none" style:shrink-to-fit="false" fo:border-top="0.06pt double #313739" style:border-line-width-top="0in 0.0016in 0.0008in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Normal_5f_List_20_of_20_References_20_and_20_Publications">
      <style:table-cell-properties style:glyph-orientation-vertical="0" fo:border-bottom="0.06pt solid #313739" style:diagonal-bl-tr="none" style:diagonal-tl-br="none" style:text-align-source="fix" style:repeat-content="false" fo:wrap-option="no-wrap" fo:border-left="0.06pt solid #313739" style:direction="ltr" fo:padding="0.028in" fo:border-right="0.06pt double #313739" style:border-line-width-right="0in 0.0016in 0.0008in" style:rotation-angle="0" style:rotation-align="none" style:shrink-to-fit="false" fo:border-top="0.06pt solid #313739" style:vertical-align="middle" style:vertical-justify="auto"/>
      <style:paragraph-properties fo:text-align="center" css3t:text-justify="auto" fo:margin-left="0in" style:writing-mode="page"/>
    </style:style>
    <style:style style:name="ce23" style:family="table-cell" style:parent-style-name="Normal_5f_List_20_of_20_References_20_and_20_Publications">
      <style:table-cell-properties style:glyph-orientation-vertical="0" fo:border-bottom="0.06pt solid #313739" style:diagonal-bl-tr="none" style:diagonal-tl-br="none" style:text-align-source="fix" style:repeat-content="false" fo:background-color="transparent" fo:wrap-option="wrap" fo:border-left="0.06pt solid #313739" style:direction="ltr" fo:padding="0.028in" fo:border-right="0.06pt double #313739" style:border-line-width-right="0in 0.0016in 0.0008in" style:rotation-angle="0" style:rotation-align="none" style:shrink-to-fit="false" fo:border-top="0.06pt solid #313739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Normal_5f_List_20_of_20_References_20_and_20_Publications">
      <style:table-cell-properties style:glyph-orientation-vertical="0" fo:border-bottom="none" style:diagonal-bl-tr="none" style:diagonal-tl-br="none" style:text-align-source="fix" style:repeat-content="false" fo:wrap-option="no-wrap" fo:border-left="0.06pt solid #313739" style:direction="ltr" fo:padding="0.028in" fo:border-right="0.06pt double #313739" style:border-line-width-right="0in 0.0016in 0.0008in" style:rotation-angle="0" style:rotation-align="none" style:shrink-to-fit="false" fo:border-top="0.06pt solid #313739" style:vertical-align="middle" style:vertical-justify="auto"/>
      <style:paragraph-properties fo:text-align="center" css3t:text-justify="auto" fo:margin-left="0in" style:writing-mode="page"/>
    </style:style>
    <style:style style:name="ce25" style:family="table-cell" style:parent-style-name="Normal_5f_List_20_of_20_References_20_and_20_Publications">
      <style:table-cell-properties style:glyph-orientation-vertical="0" fo:border-bottom="0.06pt solid #313739" style:diagonal-bl-tr="none" style:diagonal-tl-br="none" style:text-align-source="fix" style:repeat-content="false" fo:wrap-option="no-wrap" fo:border-left="0.06pt solid #313739" style:direction="ltr" fo:padding="0.028in" fo:border-right="0.06pt double #313739" style:border-line-width-right="0in 0.0016in 0.0008in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26" style:family="table-cell" style:parent-style-name="Normal_5f_List_20_of_20_References_20_and_20_Publications">
      <style:table-cell-properties style:glyph-orientation-vertical="0" fo:border-bottom="0.06pt double #313739" style:border-line-width-bottom="0in 0.0016in 0.0008in" style:diagonal-bl-tr="none" style:diagonal-tl-br="none" style:text-align-source="fix" style:repeat-content="false" fo:wrap-option="no-wrap" fo:border-left="0.06pt solid #313739" style:direction="ltr" fo:padding="0.028in" fo:border-right="0.06pt double #313739" style:border-line-width-right="0in 0.0016in 0.0008in" style:rotation-angle="0" style:rotation-align="none" style:shrink-to-fit="false" fo:border-top="0.06pt solid #313739" style:vertical-align="middle" style:vertical-justify="auto"/>
      <style:paragraph-properties fo:text-align="center" css3t:text-justify="auto" fo:margin-left="0in" style:writing-mode="page"/>
    </style:style>
    <style:style style:name="T1" style:family="text">
      <style:text-properties fo:color="#000000" style:text-outline="false" style:text-line-through-style="none" style:text-position="-33% 58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A comparative Environmental Life Cycle Assessment of Modern Office Buildings</text:p>
          </table:table-cell>
          <table:table-cell table:style-name="ce4" office:value-type="string" calcext:value-type="string">
            <text:p>K J Eaton &amp; A Amato</text:p>
          </table:table-cell>
          <table:table-cell table:style-name="ce12" office:value-type="float" office:value="1998" calcext:value-type="float">
            <text:p>1998</text:p>
          </table:table-cell>
          <table:table-cell table:style-name="ce4" office:value-type="string" calcext:value-type="string">
            <text:p>The Steel Construction Institute</text:p>
          </table:table-cell>
          <table:table-cell table:style-name="ce21" office:value-type="string" calcext:value-type="string">
            <text:p>1859420583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 comparative LCA of building insulation products made of stone wool, paper wool and flax</text:p>
          </table:table-cell>
          <table:table-cell table:style-name="ce5" office:value-type="string" calcext:value-type="string">
            <text:p>Anders Schmidt, Allan Jensen et al.</text:p>
          </table:table-cell>
          <table:table-cell table:style-name="ce13" office:value-type="float" office:value="2004" calcext:value-type="float">
            <text:p>2004</text:p>
          </table:table-cell>
          <table:table-cell table:style-name="ce5" office:value-type="string" calcext:value-type="string">
            <text:p>International Journal of LCA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A Comparison of the Embodied and operational Environmental impacts of insulation in Office Buildings</text:p>
          </table:table-cell>
          <table:table-cell table:style-name="ce5" office:value-type="string" calcext:value-type="string">
            <text:p>Mark Lucuik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10th Canadian Conference on Building Science and Technology, Ottawa, May 2005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A decision making matrix with life cycle perspective of materials for roofs in Sri Lanka</text:p>
          </table:table-cell>
          <table:table-cell table:style-name="ce5" office:value-type="string" calcext:value-type="string">
            <text:p>U G Yasantha Abeysundra, Sandhya Babel, Shabbir Gheewala</text:p>
          </table:table-cell>
          <table:table-cell table:style-name="ce13" office:value-type="float" office:value="2006" calcext:value-type="float">
            <text:p>2006</text:p>
          </table:table-cell>
          <table:table-cell table:style-name="ce5" office:value-type="string" calcext:value-type="string">
            <text:p>Materials and Design 2006, article in press, doi:10.1016/j.matdes.2006.09.011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A life cycle analysis of the environmental impacts of asphalt and concrete roads</text:p>
          </table:table-cell>
          <table:table-cell table:style-name="ce5" office:value-type="string" calcext:value-type="string">
            <text:p>Gianni Pontarollo &amp; Tim Smith</text:p>
          </table:table-cell>
          <table:table-cell table:style-name="ce13" office:value-type="float" office:value="2001" calcext:value-type="float">
            <text:p>2001</text:p>
          </table:table-cell>
          <table:table-cell table:style-name="ce5" office:value-type="string" calcext:value-type="string">
            <text:p>IRF world road congress 2001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A life cycle assessment and evaluation of construction and demolition waste</text:p>
          </table:table-cell>
          <table:table-cell table:style-name="ce5" office:value-type="string" calcext:value-type="string">
            <text:p>Amelia Craighill &amp; Jane Powell</text:p>
          </table:table-cell>
          <table:table-cell table:style-name="ce13" office:value-type="float" office:value="1999" calcext:value-type="float">
            <text:p>1999</text:p>
          </table:table-cell>
          <table:table-cell table:style-name="ce5" office:value-type="string" calcext:value-type="string">
            <text:p>The Centre for Social and Economic Research on the Global Environment (CSERGE)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A material flow analysis and an ecological footprint of the southeast region, chapter 3</text:p>
          </table:table-cell>
          <table:table-cell table:style-name="ce5" office:value-type="string" calcext:value-type="string">
            <text:p>John Barrett et al</text:p>
          </table:table-cell>
          <table:table-cell table:style-name="ce13" office:value-type="float" office:value="2002" calcext:value-type="float">
            <text:p>2002</text:p>
          </table:table-cell>
          <table:table-cell table:style-name="ce5" office:value-type="string" calcext:value-type="string">
            <text:p>Taking stock, Biffaward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Acrylonitrile-Butadiene-Styrene Copolymer (ABS) LCI Data Summary</text:p>
          </table:table-cell>
          <table:table-cell table:style-name="ce5" office:value-type="string" calcext:value-type="string">
            <text:p>I Boustead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Acrylonitrile-Butadiene-Styrene Copolymer (ABS) LCI Data Summary in Excel Format</text:p>
          </table:table-cell>
          <table:table-cell table:style-name="ce5" office:value-type="string" calcext:value-type="string">
            <text:p>I Boustead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luminium applications and society, paper 1 automotive, expanded summary</text:p>
          </table:table-cell>
          <table:table-cell table:style-name="ce5" office:value-type="string" calcext:value-type="string">
            <text:p>International primary aluminium institute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International primary aluminium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An ecological assessment of the vernacular architecture and of its embodied energy in Yunnan, China</text:p>
          </table:table-cell>
          <table:table-cell table:style-name="ce5" office:value-type="string" calcext:value-type="string">
            <text:p>Wang Renping, Cai Zhenyu</text:p>
          </table:table-cell>
          <table:table-cell table:style-name="ce13" office:value-type="float" office:value="2006" calcext:value-type="float">
            <text:p>2006</text:p>
          </table:table-cell>
          <table:table-cell table:style-name="ce5" office:value-type="string" calcext:value-type="string">
            <text:p>Building and environment 41, 2006, pg 687-697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An energy life cycle assessment model for building design</text:p>
          </table:table-cell>
          <table:table-cell table:style-name="ce5" office:value-type="string" calcext:value-type="string">
            <text:p>Jorn Dinesen &amp; Steen Traberg-Borup</text:p>
          </table:table-cell>
          <table:table-cell table:style-name="ce13" office:value-type="float" office:value="1994" calcext:value-type="float">
            <text:p>1994</text:p>
          </table:table-cell>
          <table:table-cell table:style-name="ce5" office:value-type="string" calcext:value-type="string">
            <text:p>Danish Building research institute (SBI). Proceedings of the CIB conference on buildings and the environment.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An environmental comparison of bridge forms</text:p>
          </table:table-cell>
          <table:table-cell table:style-name="ce5" office:value-type="string" calcext:value-type="string">
            <text:p>D Collings</text:p>
          </table:table-cell>
          <table:table-cell table:style-name="ce13" office:value-type="float" office:value="2006" calcext:value-type="float">
            <text:p>2006</text:p>
          </table:table-cell>
          <table:table-cell table:style-name="ce5" office:value-type="string" calcext:value-type="string">
            <text:p>Bridge Engineering, 159, December 2006, Issue BE4, Pg 163-168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Approved Environmental Profile, Manufacture of 1 tonne Ground Granulated Blastfurnace Slag</text:p>
          </table:table-cell>
          <table:table-cell table:style-name="ce5" office:value-type="string" calcext:value-type="string">
            <text:p>BRE Environmental Profiles</text:p>
          </table:table-cell>
          <table:table-cell table:style-name="ce13" office:value-type="float" office:value="2006" calcext:value-type="float">
            <text:p>2006</text:p>
          </table:table-cell>
          <table:table-cell table:style-name="ce5" office:value-type="string" calcext:value-type="string">
            <text:p>BR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Assessing the environmental impact of metal production processes</text:p>
          </table:table-cell>
          <table:table-cell table:style-name="ce5" office:value-type="string" calcext:value-type="string">
            <text:p>T E norgate, S Jahanshahi, W J Rankin</text:p>
          </table:table-cell>
          <table:table-cell table:style-name="ce13" office:value-type="float" office:value="2006" calcext:value-type="float">
            <text:p>2006</text:p>
          </table:table-cell>
          <table:table-cell table:style-name="ce5" office:value-type="string" calcext:value-type="string">
            <text:p>Journal of Cleaner Production 15, 2007, Pg 838-848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Assessment of the automotive assembly paint process for energy, environmental and economic improvement</text:p>
          </table:table-cell>
          <table:table-cell table:style-name="ce5" office:value-type="string" calcext:value-type="string">
            <text:p>Geoffrey J Roelant, Amber J Kemppainen and david R Shonnard</text:p>
          </table:table-cell>
          <table:table-cell table:style-name="ce13" office:value-type="float" office:value="2004" calcext:value-type="float">
            <text:p>2004</text:p>
          </table:table-cell>
          <table:table-cell table:style-name="ce5" office:value-type="string" calcext:value-type="string">
            <text:p>Journal of Industrial Ecology, Volume 8, Number 1-2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Assessment of the decrease of CO2 emissions in the construction field through the selection of materials: Practical case study of three houses of low environmental impact</text:p>
          </table:table-cell>
          <table:table-cell table:style-name="ce5" office:value-type="string" calcext:value-type="string">
            <text:p>Maria Jesus Gonzalez, Justo Garcia Navarro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Building And Environment; Article in press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Australian LCA data - SimaPro Data</text:p>
          </table:table-cell>
          <table:table-cell table:style-name="ce5" office:value-type="string" calcext:value-type="string">
            <text:p>RMIT Uni, Victoria University Australia</text:p>
          </table:table-cell>
          <table:table-cell table:style-name="ce13" office:value-type="float" office:value="1998" calcext:value-type="float">
            <text:p>1998</text:p>
          </table:table-cell>
          <table:table-cell table:style-name="ce5" office:value-type="string" calcext:value-type="string">
            <text:p>RMIT Uni, Victoria University Australia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Background document for life cycle greenhouse gas emission factors for carpet and personal computers</text:p>
          </table:table-cell>
          <table:table-cell table:style-name="ce5" office:value-type="string" calcext:value-type="string">
            <text:p>US environment Protection Agency</text:p>
          </table:table-cell>
          <table:table-cell table:style-name="ce13" office:value-type="float" office:value="2003" calcext:value-type="float">
            <text:p>2003</text:p>
          </table:table-cell>
          <table:table-cell table:style-name="ce5" office:value-type="string" calcext:value-type="string">
            <text:p>US environment Protection Agency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Background Document for Life-Cycle Greenhouse Gas Emission Factors for Carpet and Personal Computers</text:p>
          </table:table-cell>
          <table:table-cell table:style-name="ce5" office:value-type="string" calcext:value-type="string">
            <text:p>US environmental protection agency</text:p>
          </table:table-cell>
          <table:table-cell table:style-name="ce13" office:value-type="float" office:value="2003" calcext:value-type="float">
            <text:p>2003</text:p>
          </table:table-cell>
          <table:table-cell table:style-name="ce5" office:value-type="string" calcext:value-type="string">
            <text:p>US environmental protection agency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Best Available Techniques for the Cement Industry</text:p>
          </table:table-cell>
          <table:table-cell table:style-name="ce5" office:value-type="string" calcext:value-type="string">
            <text:p>Cembureau</text:p>
          </table:table-cell>
          <table:table-cell table:style-name="ce13" office:value-type="float" office:value="1999" calcext:value-type="float">
            <text:p>1999</text:p>
          </table:table-cell>
          <table:table-cell table:style-name="ce5" office:value-type="string" calcext:value-type="string">
            <text:p>cembureau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Birth to death analysis of the energy payback ratio and CO2 gas emission rates from coal, fission, wind and DT-fusion electrical power plants</text:p>
          </table:table-cell>
          <table:table-cell table:style-name="ce5" office:value-type="string" calcext:value-type="string">
            <text:p>Scott W White and Gerald L Kulcinski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Fusion engineering and design 48, 2000, Pg 473-481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Building energy performance: A LCA case study of kenaf-fibres insulation board</text:p>
          </table:table-cell>
          <table:table-cell table:style-name="ce5" office:value-type="string" calcext:value-type="string">
            <text:p>Fulvio Ardente, Marco Beccali, Maurizio Cellura, Marina Mistretta</text:p>
          </table:table-cell>
          <table:table-cell table:style-name="ce13" office:value-type="float" office:value="2008" calcext:value-type="float">
            <text:p>2008</text:p>
          </table:table-cell>
          <table:table-cell table:style-name="ce5" office:value-type="string" calcext:value-type="string">
            <text:p>Energy and Buildings 40 (2008) 1–10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Building materials energy and the environment: Towards ecologically sustainable development</text:p>
          </table:table-cell>
          <table:table-cell table:style-name="ce5" office:value-type="string" calcext:value-type="string">
            <text:p>Bill Lawson</text:p>
          </table:table-cell>
          <table:table-cell table:style-name="ce13" office:value-type="float" office:value="1996" calcext:value-type="float">
            <text:p>1996</text:p>
          </table:table-cell>
          <table:table-cell table:style-name="ce5" office:value-type="string" calcext:value-type="string">
            <text:p>The Royal Australian Institute of Architects</text:p>
          </table:table-cell>
          <table:table-cell table:style-name="ce22" office:value-type="string" calcext:value-type="string">
            <text:p>1863180230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Building Research Establishment (BRE) environmental profiles - Clay tiles</text:p>
          </table:table-cell>
          <table:table-cell table:style-name="ce5" office:value-type="string" calcext:value-type="string">
            <text:p>Building Research Establishment (BRE)</text:p>
          </table:table-cell>
          <table:table-cell table:style-name="ce13" office:value-type="float" office:value="1996" calcext:value-type="float">
            <text:p>1996</text:p>
          </table:table-cell>
          <table:table-cell table:style-name="ce5" office:value-type="string" calcext:value-type="string">
            <text:p>Building Research Establishment (BRE)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Building Research Establishment (BRE) Environmental profiles - Glass wool</text:p>
          </table:table-cell>
          <table:table-cell table:style-name="ce5" office:value-type="string" calcext:value-type="string">
            <text:p>Building Research Establishment (BRE)</text:p>
          </table:table-cell>
          <table:table-cell table:style-name="ce13" office:value-type="float" office:value="1999" calcext:value-type="float">
            <text:p>1999</text:p>
          </table:table-cell>
          <table:table-cell table:style-name="ce5" office:value-type="string" calcext:value-type="string">
            <text:p>Building Research Establishment (BRE)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Building Research Establishment (BRE) environmental profiles - UK kiln dried timber (softwood)</text:p>
          </table:table-cell>
          <table:table-cell table:style-name="ce5" office:value-type="string" calcext:value-type="string">
            <text:p>Building Research Establishment (BRE)</text:p>
          </table:table-cell>
          <table:table-cell table:style-name="ce13" office:value-type="float" office:value="1996" calcext:value-type="float">
            <text:p>1996</text:p>
          </table:table-cell>
          <table:table-cell table:style-name="ce5" office:value-type="string" calcext:value-type="string">
            <text:p>Building Research Establishment (BRE)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Building the Environmental Performance of UK Forest Products into Construction</text:p>
          </table:table-cell>
          <table:table-cell table:style-name="ce5" office:value-type="string" calcext:value-type="string">
            <text:p>J S Mundy and P W Bonfield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BR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Bulk polymerised PVC LCI Data Summary</text:p>
          </table:table-cell>
          <table:table-cell table:style-name="ce5" office:value-type="string" calcext:value-type="string">
            <text:p>I Boustead</text:p>
          </table:table-cell>
          <table:table-cell table:style-name="ce13" office:value-type="float" office:value="1999" calcext:value-type="float">
            <text:p>1999</text:p>
          </table:table-cell>
          <table:table-cell table:style-name="ce5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Bulk polymerised PVC LCI Data Summary in Excel</text:p>
          </table:table-cell>
          <table:table-cell table:style-name="ce5" office:value-type="string" calcext:value-type="string">
            <text:p>I Boustead</text:p>
          </table:table-cell>
          <table:table-cell table:style-name="ce13" office:value-type="float" office:value="1999" calcext:value-type="float">
            <text:p>1999</text:p>
          </table:table-cell>
          <table:table-cell table:style-name="ce5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Ceramic Floor and Wall Tile: An Ecological Building Material</text:p>
          </table:table-cell>
          <table:table-cell table:style-name="ce5" office:value-type="string" calcext:value-type="string">
            <text:p>Giorgio Timellini, Carlo Palmonari &amp; Alberto Fregni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Tile Today, Issue 46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Characterization of automotive paints: an environmental impact analysis</text:p>
          </table:table-cell>
          <table:table-cell table:style-name="ce5" office:value-type="string" calcext:value-type="string">
            <text:p>Stella Papasavva, Sheila Kia, Joseph Claya, Raymond Gunther</text:p>
          </table:table-cell>
          <table:table-cell table:style-name="ce13" office:value-type="float" office:value="2001" calcext:value-type="float">
            <text:p>2001</text:p>
          </table:table-cell>
          <table:table-cell table:style-name="ce5" office:value-type="string" calcext:value-type="string">
            <text:p>Progress in Organic Coatings 43 (2001) 193–206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CIBSE Guide A: Environmental Design</text:p>
          </table:table-cell>
          <table:table-cell table:style-name="ce5" office:value-type="string" calcext:value-type="string">
            <text:p>Chartered institute of Building Service Engineers (CIBSE)</text:p>
          </table:table-cell>
          <table:table-cell table:style-name="ce13" office:value-type="float" office:value="2006" calcext:value-type="float">
            <text:p>2006</text:p>
          </table:table-cell>
          <table:table-cell table:style-name="ce5" office:value-type="string" calcext:value-type="string">
            <text:p>Chartered institute of Building Service Engineers (CIBSE)</text:p>
          </table:table-cell>
          <table:table-cell table:style-name="ce22" office:value-type="string" calcext:value-type="string">
            <text:p>1903287669</text:p>
          </table:table-cell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Closing Carbon Cycles, Chapter 4 - Gross energy requirements (GER) and gross CO2 emissions for products of the organic chemical industry</text:p>
          </table:table-cell>
          <table:table-cell table:style-name="ce5" office:value-type="string" calcext:value-type="string">
            <text:p>Martin Patel, E Jochem</text:p>
          </table:table-cell>
          <table:table-cell table:style-name="ce13" office:value-type="float" office:value="1999" calcext:value-type="float">
            <text:p>1999</text:p>
          </table:table-cell>
          <table:table-cell table:style-name="ce5" office:value-type="string" calcext:value-type="string">
            <text:p>Utrecht university, The Netherlands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CO2 emissions of the Swedish steel industry</text:p>
          </table:table-cell>
          <table:table-cell table:style-name="ce5" office:value-type="string" calcext:value-type="string">
            <text:p>Hans Sandberg, Rune Lagneborg et al</text:p>
          </table:table-cell>
          <table:table-cell table:style-name="ce13" office:value-type="float" office:value="2001" calcext:value-type="float">
            <text:p>2001</text:p>
          </table:table-cell>
          <table:table-cell table:style-name="ce5" office:value-type="string" calcext:value-type="string">
            <text:p>Scandinavian Journal of Metallurgy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Comparative analysis of available life cycle inventories of cement in the EU</text:p>
          </table:table-cell>
          <table:table-cell table:style-name="ce5" office:value-type="string" calcext:value-type="string">
            <text:p>Alejandro Josa, Antonio Aguado, Atte Heino, Ewan Byars and Arnaldo Carmin</text:p>
          </table:table-cell>
          <table:table-cell table:style-name="ce13" office:value-type="float" office:value="2002" calcext:value-type="float">
            <text:p>2002</text:p>
          </table:table-cell>
          <table:table-cell table:style-name="ce5" office:value-type="string" calcext:value-type="string">
            <text:p>Cement and concrete journal 34 (2004) published by Peragmon, Elsevier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Comparative Analysis of Embodied Energy Rates for Walling Elements in India</text:p>
          </table:table-cell>
          <table:table-cell table:style-name="ce5" office:value-type="string" calcext:value-type="string">
            <text:p>P S Chani, Najamuddin &amp; S K Kaushik</text:p>
          </table:table-cell>
          <table:table-cell table:style-name="ce13" office:value-type="float" office:value="2003" calcext:value-type="float">
            <text:p>2003</text:p>
          </table:table-cell>
          <table:table-cell table:style-name="ce5" office:value-type="string" calcext:value-type="string">
            <text:p>Journal of the Institution of Engineers (India)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Comparative energy evaluation of plastic products and their alternatives for the building and construction and transportation industries</text:p>
          </table:table-cell>
          <table:table-cell table:style-name="ce5" office:value-type="string" calcext:value-type="string">
            <text:p>Franklin Associates</text:p>
          </table:table-cell>
          <table:table-cell table:style-name="ce13" office:value-type="float" office:value="1991" calcext:value-type="float">
            <text:p>1991</text:p>
          </table:table-cell>
          <table:table-cell table:style-name="ce5" office:value-type="string" calcext:value-type="string">
            <text:p>The Society of the plastics industry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Comparative environmental life cycle assessment of composite materials</text:p>
          </table:table-cell>
          <table:table-cell table:style-name="ce5" office:value-type="string" calcext:value-type="string">
            <text:p>O M De Vegt &amp; W G Haije</text:p>
          </table:table-cell>
          <table:table-cell table:style-name="ce13" office:value-type="float" office:value="1997" calcext:value-type="float">
            <text:p>1997</text:p>
          </table:table-cell>
          <table:table-cell table:style-name="ce5" office:value-type="string" calcext:value-type="string">
            <text:p>unknown, reference number ECN-I-97-050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omparative Life Cycle Assessment of Flooring Materials: Ceramic versus Marble Tile</text:p>
          </table:table-cell>
          <table:table-cell table:style-name="ce5" office:value-type="string" calcext:value-type="string">
            <text:p>Giuseppe M. Nicoletti a, Bruno Notarnicola &amp; Giuseppe Tassielli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Journal of Cleaner Production; 10, 2002, pg 283-296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Comparative Life Cycle Assessment of Three Insulation Materials: Stone Wool, Flax and Paper Wool</text:p>
          </table:table-cell>
          <table:table-cell table:style-name="ce5" office:value-type="string" calcext:value-type="string">
            <text:p>Anders Schmidt, Anders Ulf Clausen, Allan Astrup Jensen, and Ole Kamstrup</text:p>
          </table:table-cell>
          <table:table-cell table:style-name="ce13" office:value-type="float" office:value="2003" calcext:value-type="float">
            <text:p>2003</text:p>
          </table:table-cell>
          <table:table-cell table:style-name="ce5" office:value-type="string" calcext:value-type="string">
            <text:p>LCA Documents 8, Eco-Informa Press</text:p>
          </table:table-cell>
          <table:table-cell table:style-name="ce23" office:value-type="string" calcext:value-type="string">
            <text:p>3-928379-60-7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Comparing energy use and environmental emissions of reinforced wood doors and steel doors</text:p>
          </table:table-cell>
          <table:table-cell table:style-name="ce5" office:value-type="string" calcext:value-type="string">
            <text:p>Lynn knight, Melissa Huff, Janet I Stockhausen &amp; Robert J Ross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Forest Products Journal, June 2005, Vol 55, No 6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Comparison of environmental impacts of two residential heating systems</text:p>
          </table:table-cell>
          <table:table-cell table:style-name="ce5" office:value-type="string" calcext:value-type="string">
            <text:p>Lijun Yang, Radu Zmeureanu &amp; Huges Rivard</text:p>
          </table:table-cell>
          <table:table-cell table:style-name="ce13" office:value-type="float" office:value="2007" calcext:value-type="float">
            <text:p>2007</text:p>
          </table:table-cell>
          <table:table-cell table:style-name="ce5" office:value-type="string" calcext:value-type="string">
            <text:p>Article in Press, Building and Environment, doi:10.1016/j.buildenv.2007.02.007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Concrete building blocks made with recycled demolition aggregate</text:p>
          </table:table-cell>
          <table:table-cell table:style-name="ce5" office:value-type="string" calcext:value-type="string">
            <text:p>M N Soutsos, S G Millard, J H Bungey</text:p>
          </table:table-cell>
          <table:table-cell table:style-name="ce13" office:value-type="float" office:value="2006" calcext:value-type="float">
            <text:p>2006</text:p>
          </table:table-cell>
          <table:table-cell table:style-name="ce5" office:value-type="string" calcext:value-type="string">
            <text:p>Concrete Plant International, August 2006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Concrete with Ceramic Waste Aggregate</text:p>
          </table:table-cell>
          <table:table-cell table:style-name="ce5" office:value-type="string" calcext:value-type="string">
            <text:p>R M Senthamarai and P Devadas Manoharan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Cement &amp; Concrete Composites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Confederation of paper industries web address: http://www.paper.org.uk/</text:p>
          </table:table-cell>
          <table:table-cell table:style-name="ce5" office:value-type="string" calcext:value-type="string">
            <text:p>Confederation of paper industries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Confederation of the paper industries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Conservation of energy and natural resources by recycling building waste</text:p>
          </table:table-cell>
          <table:table-cell table:style-name="ce5" office:value-type="string" calcext:value-type="string">
            <text:p>C Thormark</text:p>
          </table:table-cell>
          <table:table-cell table:style-name="ce13" office:value-type="float" office:value="2001" calcext:value-type="float">
            <text:p>2001</text:p>
          </table:table-cell>
          <table:table-cell table:style-name="ce5" office:value-type="string" calcext:value-type="string">
            <text:p>Resources Conservation &amp; Recycling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Conversion processes for polyolefin's</text:p>
          </table:table-cell>
          <table:table-cell table:style-name="ce5" office:value-type="string" calcext:value-type="string">
            <text:p>I Boustead</text:p>
          </table:table-cell>
          <table:table-cell table:style-name="ce13" office:value-type="float" office:value="2003" calcext:value-type="float">
            <text:p>2003</text:p>
          </table:table-cell>
          <table:table-cell table:style-name="ce5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Copper Environmental Profile</text:p>
          </table:table-cell>
          <table:table-cell table:style-name="ce5" office:value-type="string" calcext:value-type="string">
            <text:p>Kennecott Utah Copper Corporation</text:p>
          </table:table-cell>
          <table:table-cell table:style-name="ce13" office:value-type="float" office:value="2004" calcext:value-type="float">
            <text:p>2004</text:p>
          </table:table-cell>
          <table:table-cell table:style-name="ce5" office:value-type="string" calcext:value-type="string">
            <text:p>Kennecott Utah Copper Corporation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Cradle-to-Gate Study of Red Clay for Use in the Ceramic Industry</text:p>
          </table:table-cell>
          <table:table-cell table:style-name="ce5" office:value-type="string" calcext:value-type="string">
            <text:p>María-Dolores Bovea, Úrsula Saura, Jose Luis Ferrero and Josep Giner</text:p>
          </table:table-cell>
          <table:table-cell table:style-name="ce13" office:value-type="float" office:value="2007" calcext:value-type="float">
            <text:p>2007</text:p>
          </table:table-cell>
          <table:table-cell table:style-name="ce5" office:value-type="string" calcext:value-type="string">
            <text:p>International Journal of LCA 12 (6) 439 – 447. DOI: http://dx.doi.org/10.1065/lca2006.06.252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Data needed for environmental assessment of building projects</text:p>
          </table:table-cell>
          <table:table-cell table:style-name="ce5" office:value-type="string" calcext:value-type="string">
            <text:p>Hanne Krogh and klaus Hansen</text:p>
          </table:table-cell>
          <table:table-cell table:style-name="ce13" office:value-type="float" office:value="1994" calcext:value-type="float">
            <text:p>1994</text:p>
          </table:table-cell>
          <table:table-cell table:style-name="ce5" office:value-type="string" calcext:value-type="string">
            <text:p>Danish Building research institute (SBI). Proceedings of the CIB conference on buildings and the environment.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Defining and Improving Environmental Performance in the Concrete Industry</text:p>
          </table:table-cell>
          <table:table-cell table:style-name="ce5" office:value-type="string" calcext:value-type="string">
            <text:p>D Higgins, L Parrott &amp; L Sear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DETR &amp; UK Concrete Alliance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ECFA Environmental Declaration Plasticising Admixtures</text:p>
          </table:table-cell>
          <table:table-cell table:style-name="ce5" office:value-type="string" calcext:value-type="string">
            <text:p>ECFA - European Federation of Concrete Admixture Association</text:p>
          </table:table-cell>
          <table:table-cell table:style-name="ce13" office:value-type="float" office:value="2006" calcext:value-type="float">
            <text:p>2006</text:p>
          </table:table-cell>
          <table:table-cell table:style-name="ce5" office:value-type="string" calcext:value-type="string">
            <text:p>ECFA - European Federation of Concrete Admixture Association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Ecohouse 2: A Design Guide</text:p>
          </table:table-cell>
          <table:table-cell table:style-name="ce5" office:value-type="string" calcext:value-type="string">
            <text:p>Sue Roaf, Manuel Fuentes &amp; Stephanie Thomas</text:p>
          </table:table-cell>
          <table:table-cell table:style-name="ce13" office:value-type="float" office:value="2003" calcext:value-type="float">
            <text:p>2003</text:p>
          </table:table-cell>
          <table:table-cell table:style-name="ce5" office:value-type="string" calcext:value-type="string">
            <text:p>Architectural Press (Elsevier)</text:p>
          </table:table-cell>
          <table:table-cell table:style-name="ce22" office:value-type="string" calcext:value-type="string">
            <text:p>750657340</text:p>
          </table:table-cell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Ecology of Building Materials</text:p>
          </table:table-cell>
          <table:table-cell table:style-name="ce5" office:value-type="string" calcext:value-type="string">
            <text:p>Bjorn Berge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Architectural press</text:p>
          </table:table-cell>
          <table:table-cell table:style-name="ce23" office:value-type="string" calcext:value-type="string">
            <text:p>750633948</text:p>
          </table:table-cell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ECO-Profiles of the European Plastics Industry, Methodology</text:p>
          </table:table-cell>
          <table:table-cell table:style-name="ce5" office:value-type="string" calcext:value-type="string">
            <text:p>I Boustead</text:p>
          </table:table-cell>
          <table:table-cell table:style-name="ce13" office:value-type="float" office:value="2003" calcext:value-type="float">
            <text:p>2003</text:p>
          </table:table-cell>
          <table:table-cell table:style-name="ce5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EEE: A prototype tool for the evaluation of embodied energy and greenhouse gas emissions of exterior envelope of Canadian houses</text:p>
          </table:table-cell>
          <table:table-cell table:style-name="ce5" office:value-type="string" calcext:value-type="string">
            <text:p>Rym Baouendi, Radu Zmeureanu, Brian Bradley &amp; Avi Friedman</text:p>
          </table:table-cell>
          <table:table-cell table:style-name="ce13" office:value-type="float" office:value="2002" calcext:value-type="float">
            <text:p>2002</text:p>
          </table:table-cell>
          <table:table-cell table:style-name="ce5" office:value-type="string" calcext:value-type="string">
            <text:p>Centre for Building Studies, Department of Building, Civil and Environmental Engineering, Concordia University, Montreal, Quebec, Canada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Embodied CO<text:span text:style-name="T1">2 </text:span><text:span text:style-name="T2">of factory made cements and combinations, fact sheet 18 (P2)</text:span></text:p>
          </table:table-cell>
          <table:table-cell table:style-name="ce5" office:value-type="string" calcext:value-type="string">
            <text:p>Chris Clear, Denis <text:s/>Higgins and Lindon Sear</text:p>
          </table:table-cell>
          <table:table-cell table:style-name="ce13" office:value-type="float" office:value="2009" calcext:value-type="float">
            <text:p>2009</text:p>
          </table:table-cell>
          <table:table-cell table:style-name="ce5" office:value-type="string" calcext:value-type="string">
            <text:p>British Cement Association (BCA)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Embodied CO<text:span text:style-name="T1">2</text:span><text:span text:style-name="T2"> of UK cement, additions and cementitious material, fact sheet 18 (P1)</text:span></text:p>
          </table:table-cell>
          <table:table-cell table:style-name="ce5" office:value-type="string" calcext:value-type="string">
            <text:p>Chris Clear, Denis <text:s/>Higgins and Lindon Sear</text:p>
          </table:table-cell>
          <table:table-cell table:style-name="ce13" office:value-type="float" office:value="2009" calcext:value-type="float">
            <text:p>2009</text:p>
          </table:table-cell>
          <table:table-cell table:style-name="ce5" office:value-type="string" calcext:value-type="string">
            <text:p>British Cement Association (BCA)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Embodied energy - detailed methodology</text:p>
          </table:table-cell>
          <table:table-cell table:style-name="ce5" office:value-type="string" calcext:value-type="string">
            <text:p>Tim Grant at the Centre for Design at RMIT</text:p>
          </table:table-cell>
          <table:table-cell table:style-name="ce13" office:value-type="float" office:value="2001" calcext:value-type="float">
            <text:p>2001</text:p>
          </table:table-cell>
          <table:table-cell table:style-name="ce5" office:value-type="string" calcext:value-type="string">
            <text:p>Centre for Design RMIT University Australia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Embodied energy analysis of New Zealand building materials</text:p>
          </table:table-cell>
          <table:table-cell table:style-name="ce5" office:value-type="string" calcext:value-type="string">
            <text:p>Alcorn and Baird</text:p>
          </table:table-cell>
          <table:table-cell table:style-name="ce13" office:value-type="float" office:value="1996" calcext:value-type="float">
            <text:p>1996</text:p>
          </table:table-cell>
          <table:table-cell table:style-name="ce5" office:value-type="string" calcext:value-type="string">
            <text:p>Embodied Energy - The Current State of Play, Deakin University, Nov 1996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Embodied energy and carbon dioxide emissions for building materials</text:p>
          </table:table-cell>
          <table:table-cell table:style-name="ce5" office:value-type="string" calcext:value-type="string">
            <text:p>John West, Carol Atkinson &amp; Nigel Howard</text:p>
          </table:table-cell>
          <table:table-cell table:style-name="ce13" office:value-type="float" office:value="1994" calcext:value-type="float">
            <text:p>1994</text:p>
          </table:table-cell>
          <table:table-cell table:style-name="ce5" office:value-type="string" calcext:value-type="string">
            <text:p>Proceedings of the CIB conference on buildings and the environment, BR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Embodied Energy and CO2 Coefficients for NZ Building Materials</text:p>
          </table:table-cell>
          <table:table-cell table:style-name="ce5" office:value-type="string" calcext:value-type="string">
            <text:p>Andrew Alcorn</text:p>
          </table:table-cell>
          <table:table-cell table:style-name="ce13" office:value-type="float" office:value="2003" calcext:value-type="float">
            <text:p>2003</text:p>
          </table:table-cell>
          <table:table-cell table:style-name="ce5" office:value-type="string" calcext:value-type="string">
            <text:p>Centre for Building Performance Research, Victoria University of Wellingto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Embodied Energy and CO2 Emissions of Wood and Concrete Framed Buildings in Sweden</text:p>
          </table:table-cell>
          <table:table-cell table:style-name="ce5" office:value-type="string" calcext:value-type="string">
            <text:p>L Gustavsson &amp; R Sathre</text:p>
          </table:table-cell>
          <table:table-cell table:style-name="ce13" office:value-type="float" office:value="2004" calcext:value-type="float">
            <text:p>2004</text:p>
          </table:table-cell>
          <table:table-cell table:style-name="ce5" office:value-type="string" calcext:value-type="string">
            <text:p>Ecotechnology, Mid-Sweden university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Embodied Energy Coefficients of Building Materials</text:p>
          </table:table-cell>
          <table:table-cell table:style-name="ce5" office:value-type="string" calcext:value-type="string">
            <text:p>Andrew Alcorn</text:p>
          </table:table-cell>
          <table:table-cell table:style-name="ce13" office:value-type="float" office:value="1996" calcext:value-type="float">
            <text:p>1996</text:p>
          </table:table-cell>
          <table:table-cell table:style-name="ce5" office:value-type="string" calcext:value-type="string">
            <text:p>Centre for Building Performance Research, Victoria University of Wellington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Embodied energy in buildings: Wood versus concrete - reply to Borjesson and Gustavsson</text:p>
          </table:table-cell>
          <table:table-cell table:style-name="ce5" office:value-type="string" calcext:value-type="string">
            <text:p>M Lenzen and G Treloar</text:p>
          </table:table-cell>
          <table:table-cell table:style-name="ce13" office:value-type="float" office:value="2002" calcext:value-type="float">
            <text:p>2002</text:p>
          </table:table-cell>
          <table:table-cell table:style-name="ce5" office:value-type="string" calcext:value-type="string">
            <text:p>Energy Policy 30, 2002, 249-255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Embodied energy of common and alternative building materials and technologies</text:p>
          </table:table-cell>
          <table:table-cell table:style-name="ce5" office:value-type="string" calcext:value-type="string">
            <text:p>B V Venkaarama Reddy &amp; K S Jagadish</text:p>
          </table:table-cell>
          <table:table-cell table:style-name="ce13" office:value-type="float" office:value="2001" calcext:value-type="float">
            <text:p>2001</text:p>
          </table:table-cell>
          <table:table-cell table:style-name="ce5" office:value-type="string" calcext:value-type="string">
            <text:p>Energy and buildings, Elsevier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Energy Analysis</text:p>
          </table:table-cell>
          <table:table-cell table:style-name="ce5" office:value-type="string" calcext:value-type="string">
            <text:p>Edited by John A G Thomas</text:p>
          </table:table-cell>
          <table:table-cell table:style-name="ce13" office:value-type="float" office:value="1977" calcext:value-type="float">
            <text:p>1977</text:p>
          </table:table-cell>
          <table:table-cell table:style-name="ce5" office:value-type="string" calcext:value-type="string">
            <text:p>IPC science Press Technology</text:p>
          </table:table-cell>
          <table:table-cell table:style-name="ce22" office:value-type="string" calcext:value-type="string">
            <text:p>902852604</text:p>
          </table:table-cell>
          <table:table-cell table:number-columns-repeated="101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Energy and environmental impact analysis of double-glazed windows</text:p>
          </table:table-cell>
          <table:table-cell table:style-name="ce5" office:value-type="string" calcext:value-type="string">
            <text:p>G Weir and T Muneer</text:p>
          </table:table-cell>
          <table:table-cell table:style-name="ce13" office:value-type="float" office:value="1996" calcext:value-type="float">
            <text:p>1996</text:p>
          </table:table-cell>
          <table:table-cell table:style-name="ce5" office:value-type="string" calcext:value-type="string">
            <text:p>Napier university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Energy consumption and associated greenhouse gas emissions related to maintenance of a residential structure</text:p>
          </table:table-cell>
          <table:table-cell table:style-name="ce5" office:value-type="string" calcext:value-type="string">
            <text:p>Paul Winistorfer &amp; Zhangjing Chen</text:p>
          </table:table-cell>
          <table:table-cell table:style-name="ce13" office:value-type="float" office:value="2004" calcext:value-type="float">
            <text:p>2004</text:p>
          </table:table-cell>
          <table:table-cell table:style-name="ce5" office:value-type="string" calcext:value-type="string">
            <text:p>CORRIM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Energy consumption of asphalt and reinforced concrete pavement materials and construction</text:p>
          </table:table-cell>
          <table:table-cell table:style-name="ce5" office:value-type="string" calcext:value-type="string">
            <text:p>Pablo Zapata &amp; John Gambatese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Journal of infrastructure systems, March 2005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Energy Performance of buildings</text:p>
          </table:table-cell>
          <table:table-cell table:style-name="ce5" office:value-type="string" calcext:value-type="string">
            <text:p>George Baird, Michael R Donn</text:p>
          </table:table-cell>
          <table:table-cell table:style-name="ce13" office:value-type="float" office:value="1984" calcext:value-type="float">
            <text:p>1984</text:p>
          </table:table-cell>
          <table:table-cell table:style-name="ce5" office:value-type="string" calcext:value-type="string">
            <text:p>CRC Press Inc.</text:p>
          </table:table-cell>
          <table:table-cell table:style-name="ce22" office:value-type="string" calcext:value-type="string">
            <text:p>849351863</text:p>
          </table:table-cell>
          <table:table-cell table:number-columns-repeated="101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Energy use during the life cycle of buildings: a method</text:p>
          </table:table-cell>
          <table:table-cell table:style-name="ce5" office:value-type="string" calcext:value-type="string">
            <text:p>K Adalberth</text:p>
          </table:table-cell>
          <table:table-cell table:style-name="ce13" office:value-type="float" office:value="1997" calcext:value-type="float">
            <text:p>1997</text:p>
          </table:table-cell>
          <table:table-cell table:style-name="ce5" office:value-type="string" calcext:value-type="string">
            <text:p>Building and environment, Vol 32, No. 4, pg 317-320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Environmental assessment of bio-based polymers and natural fibres</text:p>
          </table:table-cell>
          <table:table-cell table:style-name="ce5" office:value-type="string" calcext:value-type="string">
            <text:p>Martin Patel, Catia Bastioli et al</text:p>
          </table:table-cell>
          <table:table-cell table:style-name="ce13" office:value-type="float" office:value="2003" calcext:value-type="float">
            <text:p>2003</text:p>
          </table:table-cell>
          <table:table-cell table:style-name="ce5" office:value-type="string" calcext:value-type="string">
            <text:p>Unknow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Environmental Assessment of Brick Production in Greece</text:p>
          </table:table-cell>
          <table:table-cell table:style-name="ce5" office:value-type="string" calcext:value-type="string">
            <text:p>Christopher Koroneos &amp; Aris Dompros</text:p>
          </table:table-cell>
          <table:table-cell table:style-name="ce13" office:value-type="float" office:value="2006" calcext:value-type="float">
            <text:p>2006</text:p>
          </table:table-cell>
          <table:table-cell table:style-name="ce5" office:value-type="string" calcext:value-type="string">
            <text:p>Bulding and Environment 42, 2007, Pg 2114-2123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Environmental Benefits of Recycling - An international Review of Life Cycle Comparisons for Key Materials in the UK Recycling Sector</text:p>
          </table:table-cell>
          <table:table-cell table:style-name="ce5" office:value-type="string" calcext:value-type="string">
            <text:p>WRAP - Waste Resources Action Programme</text:p>
          </table:table-cell>
          <table:table-cell table:style-name="ce13" office:value-type="float" office:value="2006" calcext:value-type="float">
            <text:p>2006</text:p>
          </table:table-cell>
          <table:table-cell table:style-name="ce5" office:value-type="string" calcext:value-type="string">
            <text:p>WRAP - Waste Resources Action Programm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Environmental burdens of concrete and concrete products</text:p>
          </table:table-cell>
          <table:table-cell table:style-name="ce5" office:value-type="string" calcext:value-type="string">
            <text:p>Sirje Vares &amp; Tarja Häkkinen</text:p>
          </table:table-cell>
          <table:table-cell table:style-name="ce13" office:value-type="float" office:value="1998" calcext:value-type="float">
            <text:p>1998</text:p>
          </table:table-cell>
          <table:table-cell table:style-name="ce5" office:value-type="string" calcext:value-type="string">
            <text:p>Technical Research Centre of Finland, VTT Building Technology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Environmental declaration of the VELFAC 200 window system according to the LCA principle (EDIP method)</text:p>
          </table:table-cell>
          <table:table-cell table:style-name="ce5" office:value-type="string" calcext:value-type="string">
            <text:p>Velfac</text:p>
          </table:table-cell>
          <table:table-cell table:style-name="ce13" office:value-type="float" office:value="2006" calcext:value-type="float">
            <text:p>2006</text:p>
          </table:table-cell>
          <table:table-cell table:style-name="ce5" office:value-type="string" calcext:value-type="string">
            <text:p>Teknologisk Institut (The Danish Technological Institute)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Environmental Declaration, Nordic Timber Industry, ND Security Window</text:p>
          </table:table-cell>
          <table:table-cell table:style-name="ce5" office:value-type="string" calcext:value-type="string">
            <text:p>Nr 310181/1- Norwegian Institute of Wood Technology</text:p>
          </table:table-cell>
          <table:table-cell table:style-name="ce13" office:value-type="float" office:value="2001" calcext:value-type="float">
            <text:p>2001</text:p>
          </table:table-cell>
          <table:table-cell table:style-name="ce5"/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Environmental Fact Sheet - Elevator system Schindler 3100/3300/5300</text:p>
          </table:table-cell>
          <table:table-cell table:style-name="ce5" office:value-type="string" calcext:value-type="string">
            <text:p>QP 04017, Schindler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/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Environmental Fact Sheet - Elevator system Schindler 7000</text:p>
          </table:table-cell>
          <table:table-cell table:style-name="ce5" office:value-type="string" calcext:value-type="string">
            <text:p>QP 03060, Schindler</text:p>
          </table:table-cell>
          <table:table-cell table:style-name="ce13" office:value-type="float" office:value="2003" calcext:value-type="float">
            <text:p>2003</text:p>
          </table:table-cell>
          <table:table-cell table:style-name="ce5"/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Environmental impact of building and construction materials, Volume B: Mineral products</text:p>
          </table:table-cell>
          <table:table-cell table:style-name="ce5" office:value-type="string" calcext:value-type="string">
            <text:p>R Clough and R Martyn</text:p>
          </table:table-cell>
          <table:table-cell table:style-name="ce13" office:value-type="float" office:value="1995" calcext:value-type="float">
            <text:p>1995</text:p>
          </table:table-cell>
          <table:table-cell table:style-name="ce5" office:value-type="string" calcext:value-type="string">
            <text:p>CIRIA, Construction Industry Research and Information Association</text:p>
          </table:table-cell>
          <table:table-cell table:style-name="ce22" office:value-type="string" calcext:value-type="string">
            <text:p>860178129</text:p>
          </table:table-cell>
          <table:table-cell table:number-columns-repeated="101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Environmental impact of building and construction materials, Volume C: Metals</text:p>
          </table:table-cell>
          <table:table-cell table:style-name="ce5" office:value-type="string" calcext:value-type="string">
            <text:p>N Howard</text:p>
          </table:table-cell>
          <table:table-cell table:style-name="ce13" office:value-type="float" office:value="1995" calcext:value-type="float">
            <text:p>1995</text:p>
          </table:table-cell>
          <table:table-cell table:style-name="ce5" office:value-type="string" calcext:value-type="string">
            <text:p>CIRIA, Construction Industry Research and Information Association</text:p>
          </table:table-cell>
          <table:table-cell table:style-name="ce22" office:value-type="string" calcext:value-type="string">
            <text:p>860178137</text:p>
          </table:table-cell>
          <table:table-cell table:number-columns-repeated="1018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Environmental impact of building and construction materials, Volume D: Plastics and elastomers</text:p>
          </table:table-cell>
          <table:table-cell table:style-name="ce5" office:value-type="string" calcext:value-type="string">
            <text:p>R Clough and R Martyn</text:p>
          </table:table-cell>
          <table:table-cell table:style-name="ce13" office:value-type="float" office:value="1995" calcext:value-type="float">
            <text:p>1995</text:p>
          </table:table-cell>
          <table:table-cell table:style-name="ce5" office:value-type="string" calcext:value-type="string">
            <text:p>CIRIA, Construction Industry Research and Information Association</text:p>
          </table:table-cell>
          <table:table-cell table:style-name="ce22" office:value-type="string" calcext:value-type="string">
            <text:p>860178145</text:p>
          </table:table-cell>
          <table:table-cell table:number-columns-repeated="101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Environmental impact of building and construction materials, Volume E: Timber and timber products</text:p>
          </table:table-cell>
          <table:table-cell table:style-name="ce5" office:value-type="string" calcext:value-type="string">
            <text:p>J Newton and R Venables</text:p>
          </table:table-cell>
          <table:table-cell table:style-name="ce13" office:value-type="float" office:value="1995" calcext:value-type="float">
            <text:p>1995</text:p>
          </table:table-cell>
          <table:table-cell table:style-name="ce5" office:value-type="string" calcext:value-type="string">
            <text:p>CIRIA, Construction Industry Research and Information Association</text:p>
          </table:table-cell>
          <table:table-cell table:style-name="ce22" office:value-type="string" calcext:value-type="string">
            <text:p>860178153</text:p>
          </table:table-cell>
          <table:table-cell table:number-columns-repeated="101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Environmental impact of building and construction materials, Volume F: Paints and coatings, adhesives and sealants</text:p>
          </table:table-cell>
          <table:table-cell table:style-name="ce5" office:value-type="string" calcext:value-type="string">
            <text:p>R Bradley, A Griffiths and M Levitt</text:p>
          </table:table-cell>
          <table:table-cell table:style-name="ce13" office:value-type="float" office:value="1995" calcext:value-type="float">
            <text:p>1995</text:p>
          </table:table-cell>
          <table:table-cell table:style-name="ce5" office:value-type="string" calcext:value-type="string">
            <text:p>CIRIA, Construction Industry Research and Information Association</text:p>
          </table:table-cell>
          <table:table-cell table:style-name="ce22" office:value-type="string" calcext:value-type="string">
            <text:p>860178161</text:p>
          </table:table-cell>
          <table:table-cell table:number-columns-repeated="1018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Environmental Impact of Coated Exterior Wooden Cladding</text:p>
          </table:table-cell>
          <table:table-cell table:style-name="ce5" office:value-type="string" calcext:value-type="string">
            <text:p>Tarja Häkkinen, Pirjo Ahola, Leila Vanhatalo, Arja Merra</text:p>
          </table:table-cell>
          <table:table-cell table:style-name="ce13" office:value-type="float" office:value="1999" calcext:value-type="float">
            <text:p>1999</text:p>
          </table:table-cell>
          <table:table-cell table:style-name="ce5" office:value-type="string" calcext:value-type="string">
            <text:p>VTT Building Technology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Environmental Impact of producing hardwood lumber using life-cycle inventory</text:p>
          </table:table-cell>
          <table:table-cell table:style-name="ce5" office:value-type="string" calcext:value-type="string">
            <text:p>Richard D Bergman, Scott A Bowe</text:p>
          </table:table-cell>
          <table:table-cell table:style-name="ce13" office:value-type="float" office:value="2008" calcext:value-type="float">
            <text:p>2008</text:p>
          </table:table-cell>
          <table:table-cell table:style-name="ce5" office:value-type="string" calcext:value-type="string">
            <text:p>Wood and Fibre Science, 40(3). Pp 448-458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Environmental LCI data for Rockwool Rollbatt</text:p>
          </table:table-cell>
          <table:table-cell table:style-name="ce5" office:value-type="string" calcext:value-type="string">
            <text:p>Price Waterhouse Coopers, PWC</text:p>
          </table:table-cell>
          <table:table-cell table:style-name="ce13" office:value-type="float" office:value="2003" calcext:value-type="float">
            <text:p>2003</text:p>
          </table:table-cell>
          <table:table-cell table:style-name="ce5" office:value-type="string" calcext:value-type="string">
            <text:p>Price Waterhouse Coopers, PWC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Environmental Performance Evaluation of Thermal Insulation Materials and its Impact on the Building</text:p>
          </table:table-cell>
          <table:table-cell table:style-name="ce5" office:value-type="string" calcext:value-type="string">
            <text:p>A M Papadopoulos &amp; E Giama</text:p>
          </table:table-cell>
          <table:table-cell table:style-name="ce13" office:value-type="float" office:value="2006" calcext:value-type="float">
            <text:p>2006</text:p>
          </table:table-cell>
          <table:table-cell table:style-name="ce5" office:value-type="string" calcext:value-type="string">
            <text:p>Building and Environment, Article in Press, doi:10.1016/j.buildenv.2006.04.012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Environmental Product Declaration (ISO DIS 21 930) Glasal</text:p>
          </table:table-cell>
          <table:table-cell table:style-name="ce5" office:value-type="string" calcext:value-type="string">
            <text:p>Etex - Glasal</text:p>
          </table:table-cell>
          <table:table-cell table:style-name="ce13" office:value-type="float" office:value="2007" calcext:value-type="float">
            <text:p>2007</text:p>
          </table:table-cell>
          <table:table-cell table:style-name="ce5"/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Environmental Product Declaration for Steel Roof Cladding using Colorcoat HPS200</text:p>
          </table:table-cell>
          <table:table-cell table:style-name="ce5" office:value-type="string" calcext:value-type="string">
            <text:p>Corus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/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Environmental product declaration of raw and melamine faced wood particleboard</text:p>
          </table:table-cell>
          <table:table-cell table:style-name="ce5" office:value-type="string" calcext:value-type="string">
            <text:p>SAIB S.p.A, Italy</text:p>
          </table:table-cell>
          <table:table-cell table:style-name="ce13" office:value-type="float" office:value="2007" calcext:value-type="float">
            <text:p>2007</text:p>
          </table:table-cell>
          <table:table-cell table:style-name="ce5"/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Environmental Resource guide</text:p>
          </table:table-cell>
          <table:table-cell table:style-name="ce5" office:value-type="string" calcext:value-type="string">
            <text:p>Joseph A Demkin</text:p>
          </table:table-cell>
          <table:table-cell table:style-name="ce13" office:value-type="float" office:value="1997" calcext:value-type="float">
            <text:p>1997</text:p>
          </table:table-cell>
          <table:table-cell table:style-name="ce5" office:value-type="string" calcext:value-type="string">
            <text:p>AIA, American institute of Architects</text:p>
          </table:table-cell>
          <table:table-cell table:style-name="ce22" office:value-type="string" calcext:value-type="string">
            <text:p>471140430</text:p>
          </table:table-cell>
          <table:table-cell table:number-columns-repeated="1018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Environmental, economic and social analysis of materials for doors and windows in Sri Lanka</text:p>
          </table:table-cell>
          <table:table-cell table:style-name="ce5" office:value-type="string" calcext:value-type="string">
            <text:p>U G Yasantha Abeysundra, Sandhya Babel, Shabbir Gheewala &amp; Alice Sharp</text:p>
          </table:table-cell>
          <table:table-cell table:style-name="ce13" office:value-type="float" office:value="2006" calcext:value-type="float">
            <text:p>2006</text:p>
          </table:table-cell>
          <table:table-cell table:style-name="ce5" office:value-type="string" calcext:value-type="string">
            <text:p>Building and Environment 42, 2007, Pg 2141-2149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Environmental, Health, and Safety Guidelines for Cement and Lime Manufacturing</text:p>
          </table:table-cell>
          <table:table-cell table:style-name="ce5" office:value-type="string" calcext:value-type="string">
            <text:p>International Finance Corporation, World Bank Group</text:p>
          </table:table-cell>
          <table:table-cell table:style-name="ce13" office:value-type="float" office:value="2007" calcext:value-type="float">
            <text:p>2007</text:p>
          </table:table-cell>
          <table:table-cell table:style-name="ce5" office:value-type="string" calcext:value-type="string">
            <text:p>World Bank Group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Epoxy resin LCI Data Summary</text:p>
          </table:table-cell>
          <table:table-cell table:style-name="ce5" office:value-type="string" calcext:value-type="string">
            <text:p>I Boustead</text:p>
          </table:table-cell>
          <table:table-cell table:style-name="ce13" office:value-type="float" office:value="1999" calcext:value-type="float">
            <text:p>1999</text:p>
          </table:table-cell>
          <table:table-cell table:style-name="ce5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Epoxy resin LCI Data Summary in excel format</text:p>
          </table:table-cell>
          <table:table-cell table:style-name="ce5" office:value-type="string" calcext:value-type="string">
            <text:p>I Boustead</text:p>
          </table:table-cell>
          <table:table-cell table:style-name="ce13" office:value-type="float" office:value="1999" calcext:value-type="float">
            <text:p>1999</text:p>
          </table:table-cell>
          <table:table-cell table:style-name="ce5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Estimate of energy consumption and CO2 emission associated with the production, use and final disposal of sheets made of PVC-P, MDPE and bituminous</text:p>
            <text:p>materials</text:p>
          </table:table-cell>
          <table:table-cell table:style-name="ce5" office:value-type="string" calcext:value-type="string">
            <text:p>José María Baldasano Recio, María Gonçalves Ageitos, Pedro Jiménez Guerrero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Universitat Politecnica de Catalunya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Estimating the embodied energy of timber building products</text:p>
          </table:table-cell>
          <table:table-cell table:style-name="ce5" office:value-type="string" calcext:value-type="string">
            <text:p>Stephen Pullen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Journal of the institute of Wood Science, Vol 15 No.3, 2000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EU ETS Phase II Benchmarks Supporting Documentation: Ceramics</text:p>
          </table:table-cell>
          <table:table-cell table:style-name="ce5" office:value-type="string" calcext:value-type="string">
            <text:p>Enviros Consulting Limited</text:p>
          </table:table-cell>
          <table:table-cell table:style-name="ce13" office:value-type="float" office:value="2006" calcext:value-type="float">
            <text:p>2006</text:p>
          </table:table-cell>
          <table:table-cell table:style-name="ce5" office:value-type="string" calcext:value-type="string">
            <text:p>Enviros Consulting Limited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European Database for Corrugated Board Life Cycle Studies</text:p>
          </table:table-cell>
          <table:table-cell table:style-name="ce5" office:value-type="string" calcext:value-type="string">
            <text:p>FEFCO European Federation of Corrugated Board Manufacturers, &amp; GEO &amp; ECO</text:p>
          </table:table-cell>
          <table:table-cell table:style-name="ce13" office:value-type="float" office:value="2006" calcext:value-type="float">
            <text:p>2006</text:p>
          </table:table-cell>
          <table:table-cell table:style-name="ce5" office:value-type="string" calcext:value-type="string">
            <text:p>FEFCO European Federation of Corrugated Board Manufacturers, &amp; GEO &amp; ECO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Eurostrand - Oriented Strand Board (OSB) - Environmental Product Declaration</text:p>
          </table:table-cell>
          <table:table-cell table:style-name="ce5" office:value-type="string" calcext:value-type="string">
            <text:p>Institut Bauen und Umwelt -German Institute of Construction and Environment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Declaration number: AUB-EHW-10305-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Evaluate the whole life environmental impact of glass in a fully glazed commercial building</text:p>
          </table:table-cell>
          <table:table-cell table:style-name="ce5" office:value-type="string" calcext:value-type="string">
            <text:p>Mohamed R Kiani, Andrew Miller et al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University of Brighto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Evaluation of building environmental impacts: Two case studies</text:p>
          </table:table-cell>
          <table:table-cell table:style-name="ce5" office:value-type="string" calcext:value-type="string">
            <text:p>Stephen Carpenter &amp; John Kokko</text:p>
          </table:table-cell>
          <table:table-cell table:style-name="ce13" office:value-type="float" office:value="1996" calcext:value-type="float">
            <text:p>1996</text:p>
          </table:table-cell>
          <table:table-cell table:style-name="ce5" office:value-type="string" calcext:value-type="string">
            <text:p>ASHRAE transactions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Evaluation of CO2 payback time of power plants by LCA</text:p>
          </table:table-cell>
          <table:table-cell table:style-name="ce5" office:value-type="string" calcext:value-type="string">
            <text:p>K Tahara, T Kojima, A Inaba</text:p>
          </table:table-cell>
          <table:table-cell table:style-name="ce13" office:value-type="float" office:value="1997" calcext:value-type="float">
            <text:p>1997</text:p>
          </table:table-cell>
          <table:table-cell table:style-name="ce5" office:value-type="string" calcext:value-type="string">
            <text:p>Energy conservation and management, Vol 38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Façade Panels and Level Panels - Textura / Natura, Eterplan - Environmental Product Declaration</text:p>
          </table:table-cell>
          <table:table-cell table:style-name="ce5" office:value-type="string" calcext:value-type="string">
            <text:p>Institut Bauen und Umwelt -German Institute of Construction and Environment</text:p>
          </table:table-cell>
          <table:table-cell table:style-name="ce13" office:value-type="float" office:value="2007" calcext:value-type="float">
            <text:p>2007</text:p>
          </table:table-cell>
          <table:table-cell table:style-name="ce5" office:value-type="string" calcext:value-type="string">
            <text:p>Declaration number: AUB-ETE-10907-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Gate to Gate Life Cycle Inventory of Glued-Laminated Timbers Production</text:p>
          </table:table-cell>
          <table:table-cell table:style-name="ce5" office:value-type="string" calcext:value-type="string">
            <text:p>Maureen E Puettmann and James B Wilson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Wood and Fibre Science 37, Special CORRIM Issue, 2005, Pg 99-113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Gate to Gate Life Cycle Inventory of I-Joist Production</text:p>
          </table:table-cell>
          <table:table-cell table:style-name="ce5" office:value-type="string" calcext:value-type="string">
            <text:p>James B Wilson &amp; Eric R Dancer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Wood and Fibre Science 37, Special CORRIM Issue, 2005, Pg 85-98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Gate to Gate Life Cycle Inventory of Laminated Veneer Lumber Production</text:p>
          </table:table-cell>
          <table:table-cell table:style-name="ce5" office:value-type="string" calcext:value-type="string">
            <text:p>James B Wilson &amp; Eric R Dancer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Wood and Fibre Science 37, Special CORRIM Issue, 2005, Pg 114-127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Gate to gate life cycle inventory of softwood lumber production</text:p>
          </table:table-cell>
          <table:table-cell table:style-name="ce5" office:value-type="string" calcext:value-type="string">
            <text:p>Michael R Milota, Cynthia D West &amp; Ian D Hartley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Wood and Fibre Science, 37 Corrim Special issue, 2005, Pg 47-57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Gate to Gate Life Cycle inventory of Softwood Plywood Production</text:p>
          </table:table-cell>
          <table:table-cell table:style-name="ce5" office:value-type="string" calcext:value-type="string">
            <text:p>James B Wilson and Eric T Sakimoto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Wood and Fibre Science 37, Special CORRIM Issue, 2005, Pg 58-73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Gate to Gate Life Cycle Inventory of Oriented Strandboard Production</text:p>
          </table:table-cell>
          <table:table-cell table:style-name="ce5" office:value-type="string" calcext:value-type="string">
            <text:p>D Earl Kline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Wood and Fibre Science 37, Special CORRIM Issue, 2005, Pg 74-84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GBC - The green building challenge handbook</text:p>
          </table:table-cell>
          <table:table-cell table:style-name="ce5" office:value-type="string" calcext:value-type="string">
            <text:p>Unknown</text:p>
          </table:table-cell>
          <table:table-cell table:style-name="ce13" office:value-type="float" office:value="1995" calcext:value-type="float">
            <text:p>1995</text:p>
          </table:table-cell>
          <table:table-cell table:style-name="ce5" office:value-type="string" calcext:value-type="string">
            <text:p>http://www.gbc-ziegelhandbuch.org/eng/main.asp?Menu=3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Glass Recycling - Lifecycle Carbon Dioxide Emissions</text:p>
          </table:table-cell>
          <table:table-cell table:style-name="ce5" office:value-type="string" calcext:value-type="string">
            <text:p>Prepared for British Glass</text:p>
            <text:p>by Enviros Consulting Ltd</text:p>
          </table:table-cell>
          <table:table-cell table:style-name="ce13" office:value-type="float" office:value="2003" calcext:value-type="float">
            <text:p>2003</text:p>
          </table:table-cell>
          <table:table-cell table:style-name="ce5" office:value-type="string" calcext:value-type="string">
            <text:p>British Glass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Granite Dimensional Stone Quarrying and Processing: A Life-Cycle Inventory</text:p>
          </table:table-cell>
          <table:table-cell table:style-name="ce5" office:value-type="string" calcext:value-type="string">
            <text:p>University of Tennessee</text:p>
            <text:p>Center for Clean Products</text:p>
          </table:table-cell>
          <table:table-cell table:style-name="ce13" office:value-type="float" office:value="2008" calcext:value-type="float">
            <text:p>2008</text:p>
          </table:table-cell>
          <table:table-cell table:style-name="ce5" office:value-type="string" calcext:value-type="string">
            <text:p>University of Tennessee</text:p>
            <text:p>Center for Clean Products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Green building Handbook Vol 2: A guide to building products and their impact on the environment</text:p>
          </table:table-cell>
          <table:table-cell table:style-name="ce5" office:value-type="string" calcext:value-type="string">
            <text:p>Tom Woolley, Sam Kimmins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E &amp; FN Spon, Taylor &amp; Francis Group</text:p>
          </table:table-cell>
          <table:table-cell table:style-name="ce22" office:value-type="string" calcext:value-type="string">
            <text:p>419253807</text:p>
          </table:table-cell>
          <table:table-cell table:number-columns-repeated="1018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Green Building Handbook: A guide to building products and their impact on the environment</text:p>
          </table:table-cell>
          <table:table-cell table:style-name="ce5" office:value-type="string" calcext:value-type="string">
            <text:p>Tom Woolley, Sam Kimmins</text:p>
          </table:table-cell>
          <table:table-cell table:style-name="ce13" office:value-type="float" office:value="1997" calcext:value-type="float">
            <text:p>1997</text:p>
          </table:table-cell>
          <table:table-cell table:style-name="ce5" office:value-type="string" calcext:value-type="string">
            <text:p>E &amp; FN Spon, Thomson Science &amp; Professional</text:p>
          </table:table-cell>
          <table:table-cell table:style-name="ce22" office:value-type="string" calcext:value-type="string">
            <text:p>419226907</text:p>
          </table:table-cell>
          <table:table-cell table:number-columns-repeated="1018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Greenhouse Gas Emissions and Costs Over the Life Cycle of Wood and Alternative Flooring Materials</text:p>
          </table:table-cell>
          <table:table-cell table:style-name="ce5" office:value-type="string" calcext:value-type="string">
            <text:p>Ann Kristin Petersen and Birger Solberg</text:p>
          </table:table-cell>
          <table:table-cell table:style-name="ce13" office:value-type="float" office:value="2004" calcext:value-type="float">
            <text:p>2004</text:p>
          </table:table-cell>
          <table:table-cell table:style-name="ce5" office:value-type="string" calcext:value-type="string">
            <text:p>Climatic Change 64, 2004, Pg 143-167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Handbook of Industrial Energy Analysis</text:p>
          </table:table-cell>
          <table:table-cell table:style-name="ce5" office:value-type="string" calcext:value-type="string">
            <text:p>I Boustead, G F Hancock</text:p>
          </table:table-cell>
          <table:table-cell table:style-name="ce13" office:value-type="float" office:value="1979" calcext:value-type="float">
            <text:p>1979</text:p>
          </table:table-cell>
          <table:table-cell table:style-name="ce5" office:value-type="string" calcext:value-type="string">
            <text:p>Ellis Horwood Limited</text:p>
          </table:table-cell>
          <table:table-cell table:style-name="ce22" office:value-type="string" calcext:value-type="string">
            <text:p>853120641</text:p>
          </table:table-cell>
          <table:table-cell table:number-columns-repeated="1018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High Density polyethylene LCI Data Summary</text:p>
          </table:table-cell>
          <table:table-cell table:style-name="ce5" office:value-type="string" calcext:value-type="string">
            <text:p>I Boustead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High Density polyethylene LCI Data Summary in Excel format</text:p>
          </table:table-cell>
          <table:table-cell table:style-name="ce5" office:value-type="string" calcext:value-type="string">
            <text:p>I Boustead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High Density polyethylene pipe extrusion LCI Data Summary</text:p>
          </table:table-cell>
          <table:table-cell table:style-name="ce5" office:value-type="string" calcext:value-type="string">
            <text:p>I Boustead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Plastic Europe, the former APM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High Density polyethylene pipe extrusion LCI Data Summary in Excel format</text:p>
          </table:table-cell>
          <table:table-cell table:style-name="ce5" office:value-type="string" calcext:value-type="string">
            <text:p>I Boustead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High Performance High Volume Fly Ash Concrete for Sustainable Development</text:p>
          </table:table-cell>
          <table:table-cell table:style-name="ce5" office:value-type="string" calcext:value-type="string">
            <text:p>P Kumar Mehta</text:p>
          </table:table-cell>
          <table:table-cell table:style-name="ce13" office:value-type="float" office:value="2004" calcext:value-type="float">
            <text:p>2004</text:p>
          </table:table-cell>
          <table:table-cell table:style-name="ce5" office:value-type="string" calcext:value-type="string">
            <text:p>international Workshop on Sustainable Development and Concrete technology, Beijing, China, May 20-21 2004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How Sustainable is Concrete?</text:p>
          </table:table-cell>
          <table:table-cell table:style-name="ce5" office:value-type="string" calcext:value-type="string">
            <text:p>Leslie Struble and Jonathan Godfrey</text:p>
          </table:table-cell>
          <table:table-cell table:style-name="ce13" office:value-type="float" office:value="1999" calcext:value-type="float">
            <text:p>1999</text:p>
          </table:table-cell>
          <table:table-cell table:style-name="ce5" office:value-type="string" calcext:value-type="string">
            <text:p>University of Illinois, International workshop on sustainable development and concrete technology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IISF - Stainless steel LCI spreadsheet</text:p>
          </table:table-cell>
          <table:table-cell table:style-name="ce5" office:value-type="string" calcext:value-type="string">
            <text:p>IISF - institute of Stainless Steel Forum (ISSF)</text:p>
          </table:table-cell>
          <table:table-cell table:style-name="ce13" office:value-type="float" office:value="2004" calcext:value-type="float">
            <text:p>2004</text:p>
          </table:table-cell>
          <table:table-cell table:style-name="ce5" office:value-type="string" calcext:value-type="string">
            <text:p>IISF - institute of Stainless Steel Forum (ISSF)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IISI bar &amp; wire rod BF route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IISI bar &amp; wire rod EAF route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IISI coated flat steel BF route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IISI electrogalvanised coil BF route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IISI engineering steel EAF route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IISI Finished cold rolled coil BF route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IISI Hot dipped galvanised coil BF route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IISI Hot rolled coil BF route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IISI Plate BF route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IISI section BF route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IISI section EAF route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IISI Steel pipe BF route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IISI - International Iron &amp; Steel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Integrated Pollution Prevention and Control (IPPC) - Reference Document on Best Available Techniques in the Cement and Lime Manufacturing Industries</text:p>
          </table:table-cell>
          <table:table-cell table:style-name="ce5" office:value-type="string" calcext:value-type="string">
            <text:p>European Comission, IPPC</text:p>
          </table:table-cell>
          <table:table-cell table:style-name="ce13" office:value-type="float" office:value="2001" calcext:value-type="float">
            <text:p>2001</text:p>
          </table:table-cell>
          <table:table-cell table:style-name="ce5" office:value-type="string" calcext:value-type="string">
            <text:p>European Comissions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Integrated Pollution Prevention and Control; Draft reference document on best available techniques in the ceramic manufacturing industry, draft October 2004</text:p>
          </table:table-cell>
          <table:table-cell table:style-name="ce5" office:value-type="string" calcext:value-type="string">
            <text:p>European Commission</text:p>
          </table:table-cell>
          <table:table-cell table:style-name="ce13" office:value-type="float" office:value="2004" calcext:value-type="float">
            <text:p>2004</text:p>
          </table:table-cell>
          <table:table-cell table:style-name="ce5" office:value-type="string" calcext:value-type="string">
            <text:p>European Commissio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Integrated Pollution Prevention and Control; Draft reference document on best available techniques in the pulp and paper manufacturing industry, December 2001</text:p>
          </table:table-cell>
          <table:table-cell table:style-name="ce5" office:value-type="string" calcext:value-type="string">
            <text:p>European Commission</text:p>
          </table:table-cell>
          <table:table-cell table:style-name="ce13" office:value-type="float" office:value="2001" calcext:value-type="float">
            <text:p>2001</text:p>
          </table:table-cell>
          <table:table-cell table:style-name="ce5" office:value-type="string" calcext:value-type="string">
            <text:p>European Commissio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Kingspan Therma - An Environmental Profile</text:p>
          </table:table-cell>
          <table:table-cell table:style-name="ce5" office:value-type="string" calcext:value-type="string">
            <text:p>Kingspan</text:p>
          </table:table-cell>
          <table:table-cell table:style-name="ce13" office:value-type="float" office:value="2006" calcext:value-type="float">
            <text:p>2006</text:p>
          </table:table-cell>
          <table:table-cell table:style-name="ce5" office:value-type="string" calcext:value-type="string">
            <text:p>Kingspa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KONE MonoSpace - Environmnetal Product Declaration</text:p>
          </table:table-cell>
          <table:table-cell table:style-name="ce5" office:value-type="string" calcext:value-type="string">
            <text:p>VTT, Technical Research Centre of Finland</text:p>
          </table:table-cell>
          <table:table-cell table:style-name="ce13" office:value-type="float" office:value="2009" calcext:value-type="float">
            <text:p>2009</text:p>
          </table:table-cell>
          <table:table-cell table:style-name="ce5"/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LCA and Embodied Energy; Some Contentious Issues</text:p>
          </table:table-cell>
          <table:table-cell table:style-name="ce5" office:value-type="string" calcext:value-type="string">
            <text:p>W R Lawson</text:p>
          </table:table-cell>
          <table:table-cell table:style-name="ce13" office:value-type="float" office:value="1996" calcext:value-type="float">
            <text:p>1996</text:p>
          </table:table-cell>
          <table:table-cell table:style-name="ce5" office:value-type="string" calcext:value-type="string">
            <text:p>Embodied Energy - The Current State of Play, Deakin University, Nov 1996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LCA Fact Sheet, Life Cycle Analysis of Clay Brick Housing - Based on a Typical Project Home</text:p>
          </table:table-cell>
          <table:table-cell table:style-name="ce5" office:value-type="string" calcext:value-type="string">
            <text:p>The Centre for Sustainable Technology, University of Newcastle, Australia</text:p>
          </table:table-cell>
          <table:table-cell table:style-name="ce13" office:value-type="float" office:value="2003" calcext:value-type="float">
            <text:p>2003</text:p>
          </table:table-cell>
          <table:table-cell table:style-name="ce5" office:value-type="string" calcext:value-type="string">
            <text:p>The Centre for Sustainable Technology, University of Newcastle, Australia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LCA of Road - A pilot study for inventory analysis</text:p>
          </table:table-cell>
          <table:table-cell table:style-name="ce5" office:value-type="string" calcext:value-type="string">
            <text:p>Hakan Stripple</text:p>
          </table:table-cell>
          <table:table-cell table:style-name="ce13" office:value-type="float" office:value="2001" calcext:value-type="float">
            <text:p>2001</text:p>
          </table:table-cell>
          <table:table-cell table:style-name="ce5" office:value-type="string" calcext:value-type="string">
            <text:p>IVL Swedish Environmental Research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Life Cycle Analysis of a Residential Home in Michigan</text:p>
          </table:table-cell>
          <table:table-cell table:style-name="ce5" office:value-type="string" calcext:value-type="string">
            <text:p>Steven Blanchard and Peter Reppe</text:p>
          </table:table-cell>
          <table:table-cell table:style-name="ce13" office:value-type="float" office:value="1998" calcext:value-type="float">
            <text:p>1998</text:p>
          </table:table-cell>
          <table:table-cell table:style-name="ce5" office:value-type="string" calcext:value-type="string">
            <text:p>Centre for Sustainable Systems, university of Michiga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Life cycle analysis of wind-fuel cell integrated system</text:p>
          </table:table-cell>
          <table:table-cell table:style-name="ce5" office:value-type="string" calcext:value-type="string">
            <text:p>F I Kahn, K Hawboldt &amp; M T Iqbal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Renewable Energy, Vol 30, 2005, Pg 157-177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Life Cycle Analysis of Wood Products: Cradle to Gate LCI of Residential Wood Building Materials</text:p>
          </table:table-cell>
          <table:table-cell table:style-name="ce5" office:value-type="string" calcext:value-type="string">
            <text:p>Maureen E Puettmann and James B Wilson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Wood and Fibre Science 37, Special CORRIM Issue, 2005, Pg 18-29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Life cycle assessment environmental profile of cotton and polyester-cotton fabrics</text:p>
          </table:table-cell>
          <table:table-cell table:style-name="ce5" office:value-type="string" calcext:value-type="string">
            <text:p>Eija M Kalliala &amp; Pertti Nousiainen</text:p>
          </table:table-cell>
          <table:table-cell table:style-name="ce13" office:value-type="float" office:value="1999" calcext:value-type="float">
            <text:p>1999</text:p>
          </table:table-cell>
          <table:table-cell table:style-name="ce5" office:value-type="string" calcext:value-type="string">
            <text:p>AUTEX Research Journal Vol 1, No. 1, 1999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Life Cycle Assessment for Painting Processes: Putting the VOC Issue in Perspective</text:p>
          </table:table-cell>
          <table:table-cell table:style-name="ce5" office:value-type="string" calcext:value-type="string">
            <text:p>Ian D Dobson</text:p>
          </table:table-cell>
          <table:table-cell table:style-name="ce13" office:value-type="float" office:value="1995" calcext:value-type="float">
            <text:p>1995</text:p>
          </table:table-cell>
          <table:table-cell table:style-name="ce5" office:value-type="string" calcext:value-type="string">
            <text:p>Progress in Prganic Coatings 27, 1996, Pg 55-58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Life Cycle Assessment of 4 Types of Floor Covering</text:p>
          </table:table-cell>
          <table:table-cell table:style-name="ce5" office:value-type="string" calcext:value-type="string">
            <text:p>Jose Potting &amp; Korenils Blok</text:p>
          </table:table-cell>
          <table:table-cell table:style-name="ce13" office:value-type="float" office:value="1994" calcext:value-type="float">
            <text:p>1994</text:p>
          </table:table-cell>
          <table:table-cell table:style-name="ce5" office:value-type="string" calcext:value-type="string">
            <text:p>Dept. science, technology and society, Utrecht university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Life cycle assessment of a car tyre</text:p>
          </table:table-cell>
          <table:table-cell table:style-name="ce5" office:value-type="string" calcext:value-type="string">
            <text:p>A. Kromer, E Kreipe, Diethelm Reichenbach and R. Stark</text:p>
          </table:table-cell>
          <table:table-cell table:style-name="ce13" office:value-type="float" office:value="1999" calcext:value-type="float">
            <text:p>1999</text:p>
          </table:table-cell>
          <table:table-cell table:style-name="ce5" office:value-type="string" calcext:value-type="string">
            <text:p>Continental AG, Hannove, Germany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Life cycle assessment of a wind farm and related externalities</text:p>
          </table:table-cell>
          <table:table-cell table:style-name="ce5" office:value-type="string" calcext:value-type="string">
            <text:p>L Schleisner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Renewable energy 20, 2000, 279-288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Life cycle assessment of aluminium: inventory data for the primary aluminium industry - Year 2005 update</text:p>
          </table:table-cell>
          <table:table-cell table:style-name="ce5" office:value-type="string" calcext:value-type="string">
            <text:p>International Aluminium Institute</text:p>
          </table:table-cell>
          <table:table-cell table:style-name="ce13" office:value-type="float" office:value="2007" calcext:value-type="float">
            <text:p>2007</text:p>
          </table:table-cell>
          <table:table-cell table:style-name="ce5" office:value-type="string" calcext:value-type="string">
            <text:p>International Aluminium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Life Cycle Assessment of Copper Products</text:p>
          </table:table-cell>
          <table:table-cell table:style-name="ce5" office:value-type="string" calcext:value-type="string">
            <text:p>Ladji Tikana, Henrike Sievers, and Anton Klassert</text:p>
          </table:table-cell>
          <table:table-cell table:style-name="ce13" office:value-type="float" office:value="2005" calcext:value-type="float">
            <text:p>2005</text:p>
          </table:table-cell>
          <table:table-cell table:style-name="ce5" office:value-type="string" calcext:value-type="string">
            <text:p>Deutsches Kupferinstitut – Life Cycle Centr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Life Cycle Assessment of Flooring Materials: Case Study</text:p>
          </table:table-cell>
          <table:table-cell table:style-name="ce5" office:value-type="string" calcext:value-type="string">
            <text:p>A. Jonsson, A-M, Tillman, T.Svensson</text:p>
          </table:table-cell>
          <table:table-cell table:style-name="ce13" office:value-type="float" office:value="1995" calcext:value-type="float">
            <text:p>1995</text:p>
          </table:table-cell>
          <table:table-cell table:style-name="ce5" office:value-type="string" calcext:value-type="string">
            <text:p>Building and Environment (Journal) Vol 32, No.3, pg 245-255, 1997, Pergamon, Elsevier.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Life Cycle Assessment of Nickel Products</text:p>
          </table:table-cell>
          <table:table-cell table:style-name="ce5" office:value-type="string" calcext:value-type="string">
            <text:p>Ecobalance for Nickel Industry LCA Group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Ecobalance for Nickel Industry LCA Group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Life Cycle Assessment of Particleboards and Fibreboards</text:p>
          </table:table-cell>
          <table:table-cell table:style-name="ce5" office:value-type="string" calcext:value-type="string">
            <text:p>A. Frühwald, J. Hasch</text:p>
          </table:table-cell>
          <table:table-cell table:style-name="ce13" office:value-type="float" office:value="1999" calcext:value-type="float">
            <text:p>1999</text:p>
          </table:table-cell>
          <table:table-cell table:style-name="ce5" office:value-type="string" calcext:value-type="string">
            <text:p>http://www.oekobilanzen-holz.de/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Life Cycle Assessment of Plasterboard</text:p>
          </table:table-cell>
          <table:table-cell table:style-name="ce5" office:value-type="string" calcext:value-type="string">
            <text:p>WRAP</text:p>
          </table:table-cell>
          <table:table-cell table:style-name="ce13" office:value-type="float" office:value="2008" calcext:value-type="float">
            <text:p>2008</text:p>
          </table:table-cell>
          <table:table-cell table:style-name="ce5" office:value-type="string" calcext:value-type="string">
            <text:p>Waste Resources Action Programme (WRAP)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Life Cycle Assessment of polyvinyl Chloride and Alternatives: Summary Report for Consultation</text:p>
          </table:table-cell>
          <table:table-cell table:style-name="ce5" office:value-type="string" calcext:value-type="string">
            <text:p>DEFRA</text:p>
          </table:table-cell>
          <table:table-cell table:style-name="ce13" office:value-type="float" office:value="2001" calcext:value-type="float">
            <text:p>2001</text:p>
          </table:table-cell>
          <table:table-cell table:style-name="ce5" office:value-type="string" calcext:value-type="string">
            <text:p>DEFRA, Web address: http:www.defra.gov.uk/environment/consult/PVC/index2.htm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Life Cycle Assessment of PVC and of Principle Competing Materials</text:p>
          </table:table-cell>
          <table:table-cell table:style-name="ce5" office:value-type="string" calcext:value-type="string">
            <text:p>Martin Baitz, Johannes Kreissig and Eloise Byrne</text:p>
          </table:table-cell>
          <table:table-cell table:style-name="ce13" office:value-type="float" office:value="2004" calcext:value-type="float">
            <text:p>2004</text:p>
          </table:table-cell>
          <table:table-cell table:style-name="ce5" office:value-type="string" calcext:value-type="string">
            <text:p>European Commissio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Life Cycle Assessment of Road Construction</text:p>
          </table:table-cell>
          <table:table-cell table:style-name="ce5" office:value-type="string" calcext:value-type="string">
            <text:p>Ulla-Maija Mroueh, Paula Eskola, Jutta Laine-Ylijoki, Kari Wellman et al</text:p>
          </table:table-cell>
          <table:table-cell table:style-name="ce13" office:value-type="float" office:value="2000" calcext:value-type="float">
            <text:p>2000</text:p>
          </table:table-cell>
          <table:table-cell table:style-name="ce5" office:value-type="string" calcext:value-type="string">
            <text:p>FINNRA - Finnish National Road Administratio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Life Cycle Assessment of Wood Floor Coverings</text:p>
          </table:table-cell>
          <table:table-cell table:style-name="ce5" office:value-type="string" calcext:value-type="string">
            <text:p>Barbara Nebel, Bernhard Zimmer and Gerd Wegener</text:p>
          </table:table-cell>
          <table:table-cell table:style-name="ce13" office:value-type="float" office:value="2006" calcext:value-type="float">
            <text:p>2006</text:p>
          </table:table-cell>
          <table:table-cell table:style-name="ce5" office:value-type="string" calcext:value-type="string">
            <text:p>International Journal of LCA 11 (3), 2006, Pg 172-182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6" office:value-type="string" calcext:value-type="string">
            <text:p>Life Cycle Assessments of Natural Fibre Insulation Materials</text:p>
          </table:table-cell>
          <table:table-cell table:style-name="ce6" office:value-type="string" calcext:value-type="string">
            <text:p>Richard J Murphy and Andrew Norton</text:p>
          </table:table-cell>
          <table:table-cell table:style-name="ce14" office:value-type="float" office:value="2008" calcext:value-type="float">
            <text:p>2008</text:p>
          </table:table-cell>
          <table:table-cell table:style-name="ce6" office:value-type="string" calcext:value-type="string">
            <text:p>Imperial College London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7" office:value-type="string" calcext:value-type="string">
            <text:p>Life cycle CO2 emissions of a photovoltaic/wind/diesel generating system</text:p>
          </table:table-cell>
          <table:table-cell table:style-name="ce7" office:value-type="string" calcext:value-type="string">
            <text:p>Y Kemmoku, K Ishikawa, S Nakagawa, T Kawamoto &amp; T Sakakibara</text:p>
          </table:table-cell>
          <table:table-cell table:style-name="ce15" office:value-type="float" office:value="2002" calcext:value-type="float">
            <text:p>2002</text:p>
          </table:table-cell>
          <table:table-cell table:style-name="ce18" office:value-type="string" calcext:value-type="string">
            <text:p>Electrical engineering in Japan, Vol 138, No. 2, 2002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7" office:value-type="string" calcext:value-type="string">
            <text:p>Life Cycle CO2 Emissions of a Photovoltaic/Wind/Diesel Generating System</text:p>
          </table:table-cell>
          <table:table-cell table:style-name="ce7" office:value-type="string" calcext:value-type="string">
            <text:p>Yoshishige Kemmoku, Keiko Ishikawa, Shigeyasu Nakagawa, teru Kawamoto</text:p>
          </table:table-cell>
          <table:table-cell table:style-name="ce15" office:value-type="float" office:value="2002" calcext:value-type="float">
            <text:p>2002</text:p>
          </table:table-cell>
          <table:table-cell table:style-name="ce18" office:value-type="string" calcext:value-type="string">
            <text:p>Electrical Engineering in Japan, Vol 1, No 2, 2002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7" office:value-type="string" calcext:value-type="string">
            <text:p>Life cycle energy and environmental performance of a new university building modelling challenges and design implications</text:p>
          </table:table-cell>
          <table:table-cell table:style-name="ce7" office:value-type="string" calcext:value-type="string">
            <text:p>Chris Scheuer, Gregory A. Keoleian, Peter Reppe</text:p>
          </table:table-cell>
          <table:table-cell table:style-name="ce15" office:value-type="float" office:value="2003" calcext:value-type="float">
            <text:p>2003</text:p>
          </table:table-cell>
          <table:table-cell table:style-name="ce18" office:value-type="string" calcext:value-type="string">
            <text:p>Energy and buildings 35, pg 1049-1064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7" office:value-type="string" calcext:value-type="string">
            <text:p>Life Cycle Environmental Assessment of Paint Processes</text:p>
          </table:table-cell>
          <table:table-cell table:style-name="ce7" office:value-type="string" calcext:value-type="string">
            <text:p>Stella Papasavva, Sheila Kia, Joseph Claya, and Raymond Gunther</text:p>
          </table:table-cell>
          <table:table-cell table:style-name="ce15" office:value-type="float" office:value="2002" calcext:value-type="float">
            <text:p>2002</text:p>
          </table:table-cell>
          <table:table-cell table:style-name="ce18" office:value-type="string" calcext:value-type="string">
            <text:p>Journal of Coatings Technology, Vol. 74, No. 925, February 2002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7" office:value-type="string" calcext:value-type="string">
            <text:p>life Cycle Impact Assessment of Printing Paper using Non-Wood Pulp and De-inked Pulp</text:p>
          </table:table-cell>
          <table:table-cell table:style-name="ce7" office:value-type="string" calcext:value-type="string">
            <text:p>Katsuhito Nakazawa, Toru Katsura, Keiichi Katayama, Itaru Yasui</text:p>
          </table:table-cell>
          <table:table-cell table:style-name="ce15" office:value-type="float" office:value="2004" calcext:value-type="float">
            <text:p>2004</text:p>
          </table:table-cell>
          <table:table-cell table:style-name="ce18" office:value-type="string" calcext:value-type="string">
            <text:p>6th International Conference on EcoBalance, Tsukuba, Japan, 25-27 Oct. 2004.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7" office:value-type="string" calcext:value-type="string">
            <text:p>Life Cycle Inventory for kraft sack paper</text:p>
          </table:table-cell>
          <table:table-cell table:style-name="ce7" office:value-type="string" calcext:value-type="string">
            <text:p>Pär Weström &amp; Cathrine Löfgre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CEPI Eurokraft / Eurosac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7" office:value-type="string" calcext:value-type="string">
            <text:p>Life Cycle inventory of Five Products Produced from Polylactide (PLA) and Petroleum Based Resins - Summary Report</text:p>
          </table:table-cell>
          <table:table-cell table:style-name="ce7" office:value-type="string" calcext:value-type="string">
            <text:p>Franklin Associates for Athena Institute</text:p>
          </table:table-cell>
          <table:table-cell table:style-name="ce15" office:value-type="float" office:value="2006" calcext:value-type="float">
            <text:p>2006</text:p>
          </table:table-cell>
          <table:table-cell table:style-name="ce18" office:value-type="string" calcext:value-type="string">
            <text:p>Athena Institute International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7" office:value-type="string" calcext:value-type="string">
            <text:p>Life Cycle inventory of Five Products Produced from Polylactide (PLA) and Petroleum Based Resins - Technical Report</text:p>
          </table:table-cell>
          <table:table-cell table:style-name="ce7" office:value-type="string" calcext:value-type="string">
            <text:p>Franklin Associates for Athena Institute</text:p>
          </table:table-cell>
          <table:table-cell table:style-name="ce15" office:value-type="float" office:value="2006" calcext:value-type="float">
            <text:p>2006</text:p>
          </table:table-cell>
          <table:table-cell table:style-name="ce18" office:value-type="string" calcext:value-type="string">
            <text:p>Athena Institute International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7" office:value-type="string" calcext:value-type="string">
            <text:p>Life Cycle Inventory of Medium Density Fibreboard</text:p>
          </table:table-cell>
          <table:table-cell table:style-name="ce7" office:value-type="string" calcext:value-type="string">
            <text:p>Beatriz Rivela, M Teresa Moreira and Gumersindo Feijoo</text:p>
          </table:table-cell>
          <table:table-cell table:style-name="ce15" office:value-type="float" office:value="2007" calcext:value-type="float">
            <text:p>2007</text:p>
          </table:table-cell>
          <table:table-cell table:style-name="ce18" office:value-type="string" calcext:value-type="string">
            <text:p>Int J LCA 12 (3) 143 – 150 (2007)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7" office:value-type="string" calcext:value-type="string">
            <text:p>Life Cycle Inventory of Particleboard: A Case Study in the Wood Sector</text:p>
          </table:table-cell>
          <table:table-cell table:style-name="ce7" office:value-type="string" calcext:value-type="string">
            <text:p>Beatriz Rivela, Almudena Hospido, M Teresa Moreira and Gumersindo Feijoo</text:p>
          </table:table-cell>
          <table:table-cell table:style-name="ce15" office:value-type="float" office:value="2006" calcext:value-type="float">
            <text:p>2006</text:p>
          </table:table-cell>
          <table:table-cell table:style-name="ce18" office:value-type="string" calcext:value-type="string">
            <text:p>International Journal of LCA 11 (2), Pg 106-113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7" office:value-type="string" calcext:value-type="string">
            <text:p>Life Cycle Inventory of Portland Cement Concrete</text:p>
          </table:table-cell>
          <table:table-cell table:style-name="ce7" office:value-type="string" calcext:value-type="string">
            <text:p>Medgar L. Marceau, Michael A. Nisbet, and Martha G. VanGeem</text:p>
          </table:table-cell>
          <table:table-cell table:style-name="ce15" office:value-type="float" office:value="2007" calcext:value-type="float">
            <text:p>2007</text:p>
          </table:table-cell>
          <table:table-cell table:style-name="ce18" office:value-type="string" calcext:value-type="string">
            <text:p>Portland Cement Association (US), illinois.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7" office:value-type="string" calcext:value-type="string">
            <text:p>Life Cycle Inventory of Slag Cement Concrete</text:p>
          </table:table-cell>
          <table:table-cell table:style-name="ce7" office:value-type="string" calcext:value-type="string">
            <text:p>Jan R Prusinski, Medgar L Marceau and Martha G VanGeem</text:p>
          </table:table-cell>
          <table:table-cell table:style-name="ce15" office:value-type="float" office:value="2003" calcext:value-type="float">
            <text:p>2003</text:p>
          </table:table-cell>
          <table:table-cell table:style-name="ce18" office:value-type="string" calcext:value-type="string">
            <text:p>Presented at 8th CANMET/ACI international conference in Fly Ash, Silica Fume and Natural Pozzilans in Concre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7" office:value-type="string" calcext:value-type="string">
            <text:p>Life cycle inventory of the worldwide aluminium industry with regard to energy consumption and emissions of greenhouse gases, paper 1 - automotive</text:p>
          </table:table-cell>
          <table:table-cell table:style-name="ce7" office:value-type="string" calcext:value-type="string">
            <text:p>International primary aluminium institute</text:p>
          </table:table-cell>
          <table:table-cell table:style-name="ce15" office:value-type="float" office:value="2000" calcext:value-type="float">
            <text:p>2000</text:p>
          </table:table-cell>
          <table:table-cell table:style-name="ce18" office:value-type="string" calcext:value-type="string">
            <text:p>International primary aluminium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7" office:value-type="string" calcext:value-type="string">
            <text:p>Life cycle of window materials - A comparative assessment</text:p>
          </table:table-cell>
          <table:table-cell table:style-name="ce7" office:value-type="string" calcext:value-type="string">
            <text:p>M. Asif, A. Davidson &amp; T. Muneer</text:p>
          </table:table-cell>
          <table:table-cell table:style-name="ce15" office:value-type="float" office:value="2002" calcext:value-type="float">
            <text:p>2002</text:p>
          </table:table-cell>
          <table:table-cell table:style-name="ce18" office:value-type="string" calcext:value-type="string">
            <text:p>School of Engineering, Napier University, Edinburgh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7" office:value-type="string" calcext:value-type="string">
            <text:p>Life Cyle Assessment Data Copper Sheet</text:p>
          </table:table-cell>
          <table:table-cell table:style-name="ce7" office:value-type="string" calcext:value-type="string">
            <text:p>European Copper Institute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European Copper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7" office:value-type="string" calcext:value-type="string">
            <text:p>Life Cyle Assessment Data Copper Tube</text:p>
          </table:table-cell>
          <table:table-cell table:style-name="ce7" office:value-type="string" calcext:value-type="string">
            <text:p>European Copper Institute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European Copper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7" office:value-type="string" calcext:value-type="string">
            <text:p>Life Cyle Assessment Data Copper Wire</text:p>
          </table:table-cell>
          <table:table-cell table:style-name="ce7" office:value-type="string" calcext:value-type="string">
            <text:p>European Copper Institute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European Copper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7" office:value-type="string" calcext:value-type="string">
            <text:p>Lifecycle assessment of paint, Summary of IVL Report B 1338-A</text:p>
          </table:table-cell>
          <table:table-cell table:style-name="ce7" office:value-type="string" calcext:value-type="string">
            <text:p>SVEFF (The</text:p>
            <text:p>Swedish Paint &amp; Printing Ink Makers</text:p>
            <text:p>Association)</text:p>
          </table:table-cell>
          <table:table-cell table:style-name="ce15" office:value-type="float" office:value="1999" calcext:value-type="float">
            <text:p>1999</text:p>
          </table:table-cell>
          <table:table-cell table:style-name="ce18" office:value-type="string" calcext:value-type="string">
            <text:p>SVEFF (The Swedish Paint &amp; Printing Ink Makers</text:p>
            <text:p>Association)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7" office:value-type="string" calcext:value-type="string">
            <text:p>Lightweight high-performance concrete masonry-block mix design</text:p>
          </table:table-cell>
          <table:table-cell table:style-name="ce7" office:value-type="string" calcext:value-type="string">
            <text:p>Babrak Amiri, Gary L Krause and Maher K Tadros</text:p>
          </table:table-cell>
          <table:table-cell table:style-name="ce15" office:value-type="float" office:value="1994" calcext:value-type="float">
            <text:p>1994</text:p>
          </table:table-cell>
          <table:table-cell table:style-name="ce18" office:value-type="string" calcext:value-type="string">
            <text:p>ACI Materials Journal, September-October 1994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7" office:value-type="string" calcext:value-type="string">
            <text:p>Lime – A Sustainable “Green” Building Product</text:p>
          </table:table-cell>
          <table:table-cell table:style-name="ce7" office:value-type="string" calcext:value-type="string">
            <text:p>Wayne Kenefick <text:s/>and Mike Tate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International Building Lime Symposium 2005, Orlando, Florida, March 9 -11, 2005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7" office:value-type="string" calcext:value-type="string">
            <text:p>Lime Activity CO2 Emissions Factors</text:p>
          </table:table-cell>
          <table:table-cell table:style-name="ce7" office:value-type="string" calcext:value-type="string">
            <text:p>EULA - European Lime Association</text:p>
          </table:table-cell>
          <table:table-cell table:style-name="ce15" office:value-type="float" office:value="2003" calcext:value-type="float">
            <text:p>2003</text:p>
          </table:table-cell>
          <table:table-cell table:style-name="ce18" office:value-type="string" calcext:value-type="string">
            <text:p>EULA - European Lime Associatio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7" office:value-type="string" calcext:value-type="string">
            <text:p>Limestone Quarrying and Processing: A Life-Cycle Inventory</text:p>
          </table:table-cell>
          <table:table-cell table:style-name="ce7" office:value-type="string" calcext:value-type="string">
            <text:p>University of Tennessee</text:p>
          </table:table-cell>
          <table:table-cell table:style-name="ce15" office:value-type="float" office:value="2008" calcext:value-type="float">
            <text:p>2008</text:p>
          </table:table-cell>
          <table:table-cell table:style-name="ce18" office:value-type="string" calcext:value-type="string">
            <text:p>University of Tennesse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7" office:value-type="string" calcext:value-type="string">
            <text:p>LISA LCA software case study, Nurses Faculty - University of Australia</text:p>
          </table:table-cell>
          <table:table-cell table:style-name="ce7" office:value-type="string" calcext:value-type="string">
            <text:p>LISA Software</text:p>
          </table:table-cell>
          <table:table-cell table:style-name="ce15" office:value-type="float" office:value="2000" calcext:value-type="float">
            <text:p>2000</text:p>
          </table:table-cell>
          <table:table-cell table:style-name="ce18" office:value-type="string" calcext:value-type="string">
            <text:p>LISA Software, University of Newcastle, Australia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7" office:value-type="string" calcext:value-type="string">
            <text:p>Livscykelanalys av färg (Life cycle assessment of Paint)</text:p>
          </table:table-cell>
          <table:table-cell table:style-name="ce7" office:value-type="string" calcext:value-type="string">
            <text:p>Ulrik Axelsson, Anna Jarnhammar, Karl-Olof Widell, Per Jernberg, Gilbert Jansson, Mats Zackrisson, Olof Holmer.</text:p>
          </table:table-cell>
          <table:table-cell table:style-name="ce15" office:value-type="float" office:value="1999" calcext:value-type="float">
            <text:p>1999</text:p>
          </table:table-cell>
          <table:table-cell table:style-name="ce18" office:value-type="string" calcext:value-type="string">
            <text:p>Institutet för Vatten- och Luftvårdsforskning (IVL) report B 1338-A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7" office:value-type="string" calcext:value-type="string">
            <text:p>Loose-laid carpet tiles (PA6) - Environmental Product Declaration</text:p>
          </table:table-cell>
          <table:table-cell table:style-name="ce7" office:value-type="string" calcext:value-type="string">
            <text:p>Institut Bauen und Umwelt -German Institute of Construction and Environment</text:p>
          </table:table-cell>
          <table:table-cell table:style-name="ce15" office:value-type="float" office:value="2009" calcext:value-type="float">
            <text:p>2009</text:p>
          </table:table-cell>
          <table:table-cell table:style-name="ce18" office:value-type="string" calcext:value-type="string">
            <text:p>Declaration number: EPD-GUT-2009111-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7" office:value-type="string" calcext:value-type="string">
            <text:p>Loose-laid carpet tiles (PA6.6) - Environmental Product Declaration</text:p>
          </table:table-cell>
          <table:table-cell table:style-name="ce7" office:value-type="string" calcext:value-type="string">
            <text:p>Institut Bauen und Umwelt -German Institute of Construction and Environment</text:p>
          </table:table-cell>
          <table:table-cell table:style-name="ce15" office:value-type="float" office:value="2009" calcext:value-type="float">
            <text:p>2009</text:p>
          </table:table-cell>
          <table:table-cell table:style-name="ce18" office:value-type="string" calcext:value-type="string">
            <text:p>Declaration number: EPD-GUT-2009411-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7" office:value-type="string" calcext:value-type="string">
            <text:p>Low Density polyethylene film LCI Data Summary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7" office:value-type="string" calcext:value-type="string">
            <text:p>Low Density polyethylene film LCI Data Summary in Excel format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7" office:value-type="string" calcext:value-type="string">
            <text:p>Low Density polyethylene LCI Data Summary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8" office:value-type="string" calcext:value-type="string">
            <text:p>Low Density polyethylene LCI Data Summary in Excel format</text:p>
          </table:table-cell>
          <table:table-cell table:style-name="ce8" office:value-type="string" calcext:value-type="string">
            <text:p>I Boustead</text:p>
          </table:table-cell>
          <table:table-cell table:style-name="ce15" office:value-type="float" office:value="1999" calcext:value-type="float">
            <text:p>1999</text:p>
          </table:table-cell>
          <table:table-cell table:style-name="ce19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7" office:value-type="string" calcext:value-type="string">
            <text:p>Materials, Operational Energy inputs and Net Energy Ratio for Photobiological Hydrogen Production</text:p>
          </table:table-cell>
          <table:table-cell table:style-name="ce7" office:value-type="string" calcext:value-type="string">
            <text:p>Greg Burgess, Javier Fernandez-Velasco</text:p>
          </table:table-cell>
          <table:table-cell table:style-name="ce15" office:value-type="float" office:value="2006" calcext:value-type="float">
            <text:p>2006</text:p>
          </table:table-cell>
          <table:table-cell table:style-name="ce18" office:value-type="string" calcext:value-type="string">
            <text:p>International Journal of Hydrogen Energy, Article in Press, doi:10.1016/j.ijhydene.2006.10.055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7" office:value-type="string" calcext:value-type="string">
            <text:p>Mechanical Properties of Concrete with Recycled Coarse Aggregate</text:p>
          </table:table-cell>
          <table:table-cell table:style-name="ce7" office:value-type="string" calcext:value-type="string">
            <text:p>Khaldoun Rahal</text:p>
          </table:table-cell>
          <table:table-cell table:style-name="ce15" office:value-type="float" office:value="2007" calcext:value-type="float">
            <text:p>2007</text:p>
          </table:table-cell>
          <table:table-cell table:style-name="ce18" office:value-type="string" calcext:value-type="string">
            <text:p>Building and Environment 42, 2007, Pg 407-415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7" office:value-type="string" calcext:value-type="string">
            <text:p>Metal Resources and Energy</text:p>
          </table:table-cell>
          <table:table-cell table:style-name="ce7" office:value-type="string" calcext:value-type="string">
            <text:p>P F Chapman, F Roberts</text:p>
          </table:table-cell>
          <table:table-cell table:style-name="ce15" office:value-type="float" office:value="1983" calcext:value-type="float">
            <text:p>1983</text:p>
          </table:table-cell>
          <table:table-cell table:style-name="ce18" office:value-type="string" calcext:value-type="string">
            <text:p>Butterworth &amp; Co Ltd</text:p>
          </table:table-cell>
          <table:table-cell table:style-name="ce22" office:value-type="string" calcext:value-type="string">
            <text:p>408108010</text:p>
          </table:table-cell>
          <table:table-cell table:number-columns-repeated="1018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7" office:value-type="string" calcext:value-type="string">
            <text:p>New Gross Energy Requirement Figures for Material Production</text:p>
          </table:table-cell>
          <table:table-cell table:style-name="ce7" office:value-type="string" calcext:value-type="string">
            <text:p>E Worrell, R J J van Heijningen et al</text:p>
          </table:table-cell>
          <table:table-cell table:style-name="ce15" office:value-type="float" office:value="1993" calcext:value-type="float">
            <text:p>1993</text:p>
          </table:table-cell>
          <table:table-cell table:style-name="ce18" office:value-type="string" calcext:value-type="string">
            <text:p>Energy Vol 19. No.6 pg 627-640, Pergamon, Elsevier Science Ltd.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7" office:value-type="string" calcext:value-type="string">
            <text:p>New Zealand Building Materials Embodied Energy Coefficients Database: Volume II - Coefficients</text:p>
          </table:table-cell>
          <table:table-cell table:style-name="ce7" office:value-type="string" calcext:value-type="string">
            <text:p>Andrew Alcorn, Peter Wood</text:p>
          </table:table-cell>
          <table:table-cell table:style-name="ce15" office:value-type="float" office:value="1998" calcext:value-type="float">
            <text:p>1998</text:p>
          </table:table-cell>
          <table:table-cell table:style-name="ce18" office:value-type="string" calcext:value-type="string">
            <text:p>Centre for Building Performance Research, Victoria University of Wellingto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7" office:value-type="string" calcext:value-type="string">
            <text:p>New Zealand Embodied Energy Coefficients</text:p>
          </table:table-cell>
          <table:table-cell table:style-name="ce7" office:value-type="string" calcext:value-type="string">
            <text:p>George Baird, Andrew Alcorn, Phil Haslam</text:p>
          </table:table-cell>
          <table:table-cell table:style-name="ce15" office:value-type="float" office:value="1997" calcext:value-type="float">
            <text:p>1997</text:p>
          </table:table-cell>
          <table:table-cell table:style-name="ce18" office:value-type="string" calcext:value-type="string">
            <text:p>Centre for Building Performance Research, Victoria University of Wellingto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7" office:value-type="string" calcext:value-type="string">
            <text:p>Nylon 66 LCI Data Summary in Excel format, APME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1999" calcext:value-type="float">
            <text:p>1999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7" office:value-type="string" calcext:value-type="string">
            <text:p>Nylon 66 LCI Data Summary, APME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1999" calcext:value-type="float">
            <text:p>1999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7" office:value-type="string" calcext:value-type="string">
            <text:p>Planning for sustainable development and construction</text:p>
          </table:table-cell>
          <table:table-cell table:style-name="ce7" office:value-type="string" calcext:value-type="string">
            <text:p>Somerset Trust for Sustainable Development</text:p>
          </table:table-cell>
          <table:table-cell table:style-name="ce15" office:value-type="float" office:value="2000" calcext:value-type="float">
            <text:p>2000</text:p>
          </table:table-cell>
          <table:table-cell table:style-name="ce18" office:value-type="string" calcext:value-type="string">
            <text:p>Somerset Trust for Sustainable development, Town Hall, Langport, Somerset, TA10 9GR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7" office:value-type="string" calcext:value-type="string">
            <text:p>Polyamide 6 (Nylon 6) LCI Data Summary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7" office:value-type="string" calcext:value-type="string">
            <text:p>Polyamide 6 (Nylon 6) LCI Data Summary in Excel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7" office:value-type="string" calcext:value-type="string">
            <text:p>Polyamide 66 (Nylon 66) LCI Data Summary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7" office:value-type="string" calcext:value-type="string">
            <text:p>Polyamide 66 (Nylon 66) LCI Data Summary in Excel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7" office:value-type="string" calcext:value-type="string">
            <text:p>Polycarbonate LCI Data Summary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7" office:value-type="string" calcext:value-type="string">
            <text:p>Polycarbonate LCI Data Summary in Excel format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7" office:value-type="string" calcext:value-type="string">
            <text:p>Polyolefin's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3" calcext:value-type="float">
            <text:p>2003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7" office:value-type="string" calcext:value-type="string">
            <text:p>Polypropylene <text:s/>injection moulding LCI Data Summary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7" office:value-type="string" calcext:value-type="string">
            <text:p>Polypropylene injection moulding LCI Data Summary in Excel format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1999" calcext:value-type="float">
            <text:p>1999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7" office:value-type="string" calcext:value-type="string">
            <text:p>Polypropylene LCI Data Summary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7" office:value-type="string" calcext:value-type="string">
            <text:p>Polypropylene LCI Data Summary in Excel format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7" office:value-type="string" calcext:value-type="string">
            <text:p>Polypropylene orientated film LCI Data Summary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7" office:value-type="string" calcext:value-type="string">
            <text:p>Polypropylene orientated film LCI Data Summary in Excel format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7" office:value-type="string" calcext:value-type="string">
            <text:p>Polystyrene (Expandable)(EPS) LCI Data Summary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6" calcext:value-type="float">
            <text:p>2006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7" office:value-type="string" calcext:value-type="string">
            <text:p>Polystyrene (Expandable)(EPS) LCI Data Summary in Excel format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6" calcext:value-type="float">
            <text:p>2006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7" office:value-type="string" calcext:value-type="string">
            <text:p>Polystyrene (General Purpose)(GPPS) LCI Data Summary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6" calcext:value-type="float">
            <text:p>2006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7" office:value-type="string" calcext:value-type="string">
            <text:p>Polystyrene (General Purpose)(GPPS) LCI Data Summary in Excel format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6" calcext:value-type="float">
            <text:p>2006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7" office:value-type="string" calcext:value-type="string">
            <text:p>Polystyrene (High Impact) LCI Data Summary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7" office:value-type="string" calcext:value-type="string">
            <text:p>Polystyrene (High Impact) LCI Data Summary in Excel format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7" office:value-type="string" calcext:value-type="string">
            <text:p>Polyurethane Flexible foam LCI Data Summary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7" office:value-type="string" calcext:value-type="string">
            <text:p>Polyurethane Flexible foam LCI Data Summary in Excel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7" office:value-type="string" calcext:value-type="string">
            <text:p>Polyurethane Rigid foam LCI Data Summary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7" office:value-type="string" calcext:value-type="string">
            <text:p>Polyurethane Rigid foam LCI Data Summary in Excel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7" office:value-type="string" calcext:value-type="string">
            <text:p>Product Comparisons Method</text:p>
          </table:table-cell>
          <table:table-cell table:style-name="ce7" office:value-type="string" calcext:value-type="string">
            <text:p>G D Salomonsson &amp; M D Ambrose</text:p>
          </table:table-cell>
          <table:table-cell table:style-name="ce15" office:value-type="float" office:value="1996" calcext:value-type="float">
            <text:p>1996</text:p>
          </table:table-cell>
          <table:table-cell table:style-name="ce18" office:value-type="string" calcext:value-type="string">
            <text:p>CSIRO Building, Construction and Engineering, Melbourne, Australia as appearing in Embodied Energy conference at Deakin Universiity 1996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7" office:value-type="string" calcext:value-type="string">
            <text:p>PVC (emulsion polymerised) LCI Data Summary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1999" calcext:value-type="float">
            <text:p>1999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7" office:value-type="string" calcext:value-type="string">
            <text:p>PVC (emulsion polymerised) LCI Data Summary in Excel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1999" calcext:value-type="float">
            <text:p>1999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7" office:value-type="string" calcext:value-type="string">
            <text:p>PVC Calendered Sheet LCI Summary Data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7" office:value-type="string" calcext:value-type="string">
            <text:p>PVC Calendered Sheet LCI Summary Data in Excel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7" office:value-type="string" calcext:value-type="string">
            <text:p>PVC Injection Moulding LCI Data Summary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7" office:value-type="string" calcext:value-type="string">
            <text:p>PVC Injection Moulding LCI Data Summary in Excel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7" office:value-type="string" calcext:value-type="string">
            <text:p>PVC pipe LCI data summary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7" office:value-type="string" calcext:value-type="string">
            <text:p>PVC pipe LCI data summary in Excel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7" office:value-type="string" calcext:value-type="string">
            <text:p>PVC Unplasticised Film (UPVC Film) LCI Data Summary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7" office:value-type="string" calcext:value-type="string">
            <text:p>PVC Unplasticised Film (UPVC Film) LCI Data Summary in Excel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7" office:value-type="string" calcext:value-type="string">
            <text:p>Quality based energy contents and carbon coefficients for building materials: A System approach</text:p>
          </table:table-cell>
          <table:table-cell table:style-name="ce7" office:value-type="string" calcext:value-type="string">
            <text:p>W P S Dias &amp; S P Pooliyadda</text:p>
          </table:table-cell>
          <table:table-cell table:style-name="ce15" office:value-type="float" office:value="2004" calcext:value-type="float">
            <text:p>2004</text:p>
          </table:table-cell>
          <table:table-cell table:style-name="ce18" office:value-type="string" calcext:value-type="string">
            <text:p>Energy 29, 2004, 561-580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7" office:value-type="string" calcext:value-type="string">
            <text:p>Quantitative assessment of embodied environmental profile of building materials</text:p>
          </table:table-cell>
          <table:table-cell table:style-name="ce7" office:value-type="string" calcext:value-type="string">
            <text:p>Gong, Zhiqi &amp; Zhang, Zhihui</text:p>
          </table:table-cell>
          <table:table-cell table:style-name="ce15" office:value-type="float" office:value="2004" calcext:value-type="float">
            <text:p>2004</text:p>
          </table:table-cell>
          <table:table-cell table:style-name="ce18" office:value-type="string" calcext:value-type="string">
            <text:p>Journal of Tsinghua university, Vol. 44, No.9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7" office:value-type="string" calcext:value-type="string">
            <text:p>Quantities for ordering building materials</text:p>
          </table:table-cell>
          <table:table-cell table:style-name="ce7" office:value-type="string" calcext:value-type="string">
            <text:p>Cement and concrete institute</text:p>
          </table:table-cell>
          <table:table-cell table:style-name="ce15" office:value-type="float" office:value="2006" calcext:value-type="float">
            <text:p>2006</text:p>
          </table:table-cell>
          <table:table-cell table:style-name="ce18" office:value-type="string" calcext:value-type="string">
            <text:p>Cement and Concrete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7" office:value-type="string" calcext:value-type="string">
            <text:p>Quantity based Energy Contents and Carbon Coefficients for Building Materials: A Systems Approach</text:p>
          </table:table-cell>
          <table:table-cell table:style-name="ce7" office:value-type="string" calcext:value-type="string">
            <text:p>W P S Dias &amp; S P Pooliyadda</text:p>
          </table:table-cell>
          <table:table-cell table:style-name="ce15" office:value-type="float" office:value="2001" calcext:value-type="float">
            <text:p>2001</text:p>
          </table:table-cell>
          <table:table-cell table:style-name="ce18" office:value-type="string" calcext:value-type="string">
            <text:p>Energy 29, 2004, pg 561-580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7" office:value-type="string" calcext:value-type="string">
            <text:p>Quarry Products Association - Sustainable Development Report 2008</text:p>
          </table:table-cell>
          <table:table-cell table:style-name="ce7" office:value-type="string" calcext:value-type="string">
            <text:p>Quarry Products Association</text:p>
          </table:table-cell>
          <table:table-cell table:style-name="ce15" office:value-type="float" office:value="2008" calcext:value-type="float">
            <text:p>2008</text:p>
          </table:table-cell>
          <table:table-cell table:style-name="ce18" office:value-type="string" calcext:value-type="string">
            <text:p>Quarry Products Association -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8" office:value-type="string" calcext:value-type="string">
            <text:p>Reducing the Carbon Footprint of Masonry Mortar</text:p>
          </table:table-cell>
          <table:table-cell table:style-name="ce7" office:value-type="string" calcext:value-type="string">
            <text:p>Paul Livesey</text:p>
          </table:table-cell>
          <table:table-cell table:style-name="ce15" office:value-type="float" office:value="2007" calcext:value-type="float">
            <text:p>2007</text:p>
          </table:table-cell>
          <table:table-cell table:style-name="ce18" office:value-type="string" calcext:value-type="string">
            <text:p>The Journal of the Building Limes Forum, Volume 14, 2007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7" office:value-type="string" calcext:value-type="string">
            <text:p>Reference Document on Best Available Techniques in the Cement and Lime Manufacturing Industries</text:p>
          </table:table-cell>
          <table:table-cell table:style-name="ce7" office:value-type="string" calcext:value-type="string">
            <text:p>Integrated Pollution Prevention and Control, European Commission</text:p>
          </table:table-cell>
          <table:table-cell table:style-name="ce15" office:value-type="float" office:value="2007" calcext:value-type="float">
            <text:p>2007</text:p>
          </table:table-cell>
          <table:table-cell table:style-name="ce18" office:value-type="string" calcext:value-type="string">
            <text:p>Integrated Pollution Prevention and Control, European Commissio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7" office:value-type="string" calcext:value-type="string">
            <text:p>Reference Document on Reference Document on the Best Available Techniques in the Ceramic Manufacturing Industry</text:p>
          </table:table-cell>
          <table:table-cell table:style-name="ce7" office:value-type="string" calcext:value-type="string">
            <text:p>European Comission</text:p>
          </table:table-cell>
          <table:table-cell table:style-name="ce15" office:value-type="float" office:value="2007" calcext:value-type="float">
            <text:p>2007</text:p>
          </table:table-cell>
          <table:table-cell table:style-name="ce18" office:value-type="string" calcext:value-type="string">
            <text:p>European Comissio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7" office:value-type="string" calcext:value-type="string">
            <text:p>Report for Life Cycle Assessment for Paper and Packaging Waste Management Scenarios in New South Wales</text:p>
          </table:table-cell>
          <table:table-cell table:style-name="ce7" office:value-type="string" calcext:value-type="string">
            <text:p>Tim Grant, Karli L. James, Sven Lundie, Kees Sonneveld and Paul Beavis</text:p>
          </table:table-cell>
          <table:table-cell table:style-name="ce15" office:value-type="float" office:value="2001" calcext:value-type="float">
            <text:p>2001</text:p>
          </table:table-cell>
          <table:table-cell table:style-name="ce18" office:value-type="string" calcext:value-type="string">
            <text:p>Joint collaboration of Australian Universities, Centre for Design at RMIT University, Victoria University, University of New South Wales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7" office:value-type="string" calcext:value-type="string">
            <text:p>Research on lifecycle fixed resources and exhausted carbon dioxide by buildings in Japan</text:p>
          </table:table-cell>
          <table:table-cell table:style-name="ce7" office:value-type="string" calcext:value-type="string">
            <text:p>Noboru Urushizaki, Takeo Kamioka, Chiaki Kaneko &amp; Satoru Sugiyama</text:p>
          </table:table-cell>
          <table:table-cell table:style-name="ce15" office:value-type="float" office:value="1994" calcext:value-type="float">
            <text:p>1994</text:p>
          </table:table-cell>
          <table:table-cell table:style-name="ce18" office:value-type="string" calcext:value-type="string">
            <text:p>Proceedings of the CIB conference on buildings and the environment.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7" office:value-type="string" calcext:value-type="string">
            <text:p>RheinzinK, Titanium Zinc - Environmental Product Declaration</text:p>
          </table:table-cell>
          <table:table-cell table:style-name="ce7" office:value-type="string" calcext:value-type="string">
            <text:p>Institut Bauen und Umwelt -German Institute of Construction and Environment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Declaration number: AUB-RHE-11105-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9" office:value-type="string" calcext:value-type="string">
            <text:p>Rockwool environmental report: The wind of change</text:p>
          </table:table-cell>
          <table:table-cell table:style-name="ce9" office:value-type="string" calcext:value-type="string">
            <text:p>Rockwool limited</text:p>
          </table:table-cell>
          <table:table-cell table:style-name="ce16" office:value-type="float" office:value="1997" calcext:value-type="float">
            <text:p>1997</text:p>
          </table:table-cell>
          <table:table-cell table:style-name="ce20" office:value-type="string" calcext:value-type="string">
            <text:p>Rockwool Limited</text:p>
          </table:table-cell>
          <table:table-cell table:style-name="ce25"/>
          <table:table-cell table:number-columns-repeated="1018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7" office:value-type="string" calcext:value-type="string">
            <text:p>RT Environmental declaration Cold rolled steel sheet and coils</text:p>
          </table:table-cell>
          <table:table-cell table:style-name="ce7" office:value-type="string" calcext:value-type="string">
            <text:p>Rautaruukki Oyj; www.ruukki.com</text:p>
          </table:table-cell>
          <table:table-cell table:style-name="ce15" office:value-type="float" office:value="2007" calcext:value-type="float">
            <text:p>2007</text:p>
          </table:table-cell>
          <table:table-cell table:style-name="ce18" office:value-type="string" calcext:value-type="string">
            <text:p>Rautaruukki Oyj; www.ruukki.com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7" office:value-type="string" calcext:value-type="string">
            <text:p>RT Environmental declaration Colour coated steel sheets and coils</text:p>
          </table:table-cell>
          <table:table-cell table:style-name="ce7" office:value-type="string" calcext:value-type="string">
            <text:p>Rautaruukki Oyj; www.ruukki.com</text:p>
          </table:table-cell>
          <table:table-cell table:style-name="ce15" office:value-type="float" office:value="2007" calcext:value-type="float">
            <text:p>2007</text:p>
          </table:table-cell>
          <table:table-cell table:style-name="ce18" office:value-type="string" calcext:value-type="string">
            <text:p>Rautaruukki Oyj; www.ruukki.com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7" office:value-type="string" calcext:value-type="string">
            <text:p>RT Environmental declaration Metal coated steel sheet and coils</text:p>
          </table:table-cell>
          <table:table-cell table:style-name="ce7" office:value-type="string" calcext:value-type="string">
            <text:p>Rautaruukki Oyj; www.ruukki.com</text:p>
          </table:table-cell>
          <table:table-cell table:style-name="ce15" office:value-type="float" office:value="2007" calcext:value-type="float">
            <text:p>2007</text:p>
          </table:table-cell>
          <table:table-cell table:style-name="ce18" office:value-type="string" calcext:value-type="string">
            <text:p>Rautaruukki Oyj; www.ruukki.com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7" office:value-type="string" calcext:value-type="string">
            <text:p>RT Environmental declaration Ruukki’s structural hollow sections, steel pipe piles and steel sections</text:p>
          </table:table-cell>
          <table:table-cell table:style-name="ce7" office:value-type="string" calcext:value-type="string">
            <text:p>Rautaruukki Oyj; www.ruukki.com</text:p>
          </table:table-cell>
          <table:table-cell table:style-name="ce15" office:value-type="float" office:value="2007" calcext:value-type="float">
            <text:p>2007</text:p>
          </table:table-cell>
          <table:table-cell table:style-name="ce18" office:value-type="string" calcext:value-type="string">
            <text:p>Rautaruukki Oyj; www.ruukki.com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7" office:value-type="string" calcext:value-type="string">
            <text:p>RT Environmental Declaration: External wall element system (Nordicon)</text:p>
          </table:table-cell>
          <table:table-cell table:style-name="ce7" office:value-type="string" calcext:value-type="string">
            <text:p>Rautaruukki Oyj; www.ruukki.com</text:p>
          </table:table-cell>
          <table:table-cell table:style-name="ce15" office:value-type="float" office:value="2007" calcext:value-type="float">
            <text:p>2007</text:p>
          </table:table-cell>
          <table:table-cell table:style-name="ce18" office:value-type="string" calcext:value-type="string">
            <text:p>Rautaruukki Oyj; www.ruukki.com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7" office:value-type="string" calcext:value-type="string">
            <text:p>RT Environmental Declaration: Light-weight Sandwich Element System (Panel 3Lock)</text:p>
          </table:table-cell>
          <table:table-cell table:style-name="ce7" office:value-type="string" calcext:value-type="string">
            <text:p>Rautaruukki Oyj; www.ruukki.com</text:p>
          </table:table-cell>
          <table:table-cell table:style-name="ce15" office:value-type="float" office:value="2007" calcext:value-type="float">
            <text:p>2007</text:p>
          </table:table-cell>
          <table:table-cell table:style-name="ce18" office:value-type="string" calcext:value-type="string">
            <text:p>Rautaruukki Oyj; www.ruukki.com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7" office:value-type="string" calcext:value-type="string">
            <text:p>RT Environmental Declaration: Rautaruukki Oyj, Hot-rolled frames and bridge structures</text:p>
          </table:table-cell>
          <table:table-cell table:style-name="ce7" office:value-type="string" calcext:value-type="string">
            <text:p>Rautaruukki Oyj; www.ruukki.com</text:p>
          </table:table-cell>
          <table:table-cell table:style-name="ce15" office:value-type="float" office:value="2007" calcext:value-type="float">
            <text:p>2007</text:p>
          </table:table-cell>
          <table:table-cell table:style-name="ce18" office:value-type="string" calcext:value-type="string">
            <text:p>Rautaruukki Oyj; www.ruukki.com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7" office:value-type="string" calcext:value-type="string">
            <text:p>RT Environmental Declaration: Rautaruukki Oyj, Roofing sheets and façade claddings (paint coated)</text:p>
          </table:table-cell>
          <table:table-cell table:style-name="ce7" office:value-type="string" calcext:value-type="string">
            <text:p>Rautaruukki Oyj; www.ruukki.com</text:p>
          </table:table-cell>
          <table:table-cell table:style-name="ce15" office:value-type="float" office:value="2007" calcext:value-type="float">
            <text:p>2007</text:p>
          </table:table-cell>
          <table:table-cell table:style-name="ce18" office:value-type="string" calcext:value-type="string">
            <text:p>Rautaruukki Oyj; www.ruukki.com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7" office:value-type="string" calcext:value-type="string">
            <text:p>RT Environmental Declaration: Rautaruukki Oyj, Roofing sheets, façade claddings, purlins, framings and composite frame systems (hot-dip galvanized)</text:p>
          </table:table-cell>
          <table:table-cell table:style-name="ce7" office:value-type="string" calcext:value-type="string">
            <text:p>Rautaruukki Oyj; www.ruukki.com</text:p>
          </table:table-cell>
          <table:table-cell table:style-name="ce15" office:value-type="float" office:value="2007" calcext:value-type="float">
            <text:p>2007</text:p>
          </table:table-cell>
          <table:table-cell table:style-name="ce18" office:value-type="string" calcext:value-type="string">
            <text:p>Rautaruukki Oyj; www.ruukki.com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7" office:value-type="string" calcext:value-type="string">
            <text:p>RT-Environmental declaration Hot rolled steel plates, sheet and coils</text:p>
          </table:table-cell>
          <table:table-cell table:style-name="ce7" office:value-type="string" calcext:value-type="string">
            <text:p>Rautaruukki Oyj; www.ruukki.com</text:p>
          </table:table-cell>
          <table:table-cell table:style-name="ce15" office:value-type="float" office:value="2007" calcext:value-type="float">
            <text:p>2007</text:p>
          </table:table-cell>
          <table:table-cell table:style-name="ce18" office:value-type="string" calcext:value-type="string">
            <text:p>Rautaruukki Oyj; www.ruukki.com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7" office:value-type="string" calcext:value-type="string">
            <text:p>Sandstone Quarrying and Processing: A Life-Cycle Inventory</text:p>
          </table:table-cell>
          <table:table-cell table:style-name="ce7" office:value-type="string" calcext:value-type="string">
            <text:p>University of Tennessee</text:p>
          </table:table-cell>
          <table:table-cell table:style-name="ce15" office:value-type="float" office:value="2008" calcext:value-type="float">
            <text:p>2008</text:p>
          </table:table-cell>
          <table:table-cell table:style-name="ce18" office:value-type="string" calcext:value-type="string">
            <text:p>University of Tennesse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7" office:value-type="string" calcext:value-type="string">
            <text:p>Sikament 160 Technical data Sheet</text:p>
          </table:table-cell>
          <table:table-cell table:style-name="ce7" office:value-type="string" calcext:value-type="string">
            <text:p>Sika Limite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Sika Limited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7" office:value-type="string" calcext:value-type="string">
            <text:p>Sikkens Cetol BL 21 cradle to gate data</text:p>
          </table:table-cell>
          <table:table-cell table:style-name="ce7" office:value-type="string" calcext:value-type="string">
            <text:p>Imperial College Life Cycle Assessment Group</text:p>
          </table:table-cell>
          <table:table-cell table:style-name="ce15" office:value-type="float" office:value="2003" calcext:value-type="float">
            <text:p>2003</text:p>
          </table:table-cell>
          <table:table-cell table:style-name="ce18" office:value-type="string" calcext:value-type="string">
            <text:p>Akzo Nobel Specialist Coatings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7" office:value-type="string" calcext:value-type="string">
            <text:p>Sikkens Cetol BL 31 cradle to gate data</text:p>
          </table:table-cell>
          <table:table-cell table:style-name="ce7" office:value-type="string" calcext:value-type="string">
            <text:p>Imperial College Life Cycle Assessment Group</text:p>
          </table:table-cell>
          <table:table-cell table:style-name="ce15" office:value-type="float" office:value="2003" calcext:value-type="float">
            <text:p>2003</text:p>
          </table:table-cell>
          <table:table-cell table:style-name="ce18" office:value-type="string" calcext:value-type="string">
            <text:p>Akzo Nobel Specialist Coatings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7" office:value-type="string" calcext:value-type="string">
            <text:p>Sikkens Cetol BL opaque cradle to gate data</text:p>
          </table:table-cell>
          <table:table-cell table:style-name="ce7" office:value-type="string" calcext:value-type="string">
            <text:p>Imperial College Life Cycle Assessment Group</text:p>
          </table:table-cell>
          <table:table-cell table:style-name="ce15" office:value-type="float" office:value="2003" calcext:value-type="float">
            <text:p>2003</text:p>
          </table:table-cell>
          <table:table-cell table:style-name="ce18" office:value-type="string" calcext:value-type="string">
            <text:p>Akzo Nobel Specialist Coatings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7" office:value-type="string" calcext:value-type="string">
            <text:p>Sikkens Cetol BL Primer cradle to gate data</text:p>
          </table:table-cell>
          <table:table-cell table:style-name="ce7" office:value-type="string" calcext:value-type="string">
            <text:p>Imperial College Life Cycle Assessment Group</text:p>
          </table:table-cell>
          <table:table-cell table:style-name="ce15" office:value-type="float" office:value="2003" calcext:value-type="float">
            <text:p>2003</text:p>
          </table:table-cell>
          <table:table-cell table:style-name="ce18" office:value-type="string" calcext:value-type="string">
            <text:p>Akzo Nobel Specialist Coatings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7" office:value-type="string" calcext:value-type="string">
            <text:p>Sikkens Cetol WF 955 cradle to gate date</text:p>
          </table:table-cell>
          <table:table-cell table:style-name="ce7" office:value-type="string" calcext:value-type="string">
            <text:p>Imperial College Life Cycle Assessment Group</text:p>
          </table:table-cell>
          <table:table-cell table:style-name="ce15" office:value-type="float" office:value="2003" calcext:value-type="float">
            <text:p>2003</text:p>
          </table:table-cell>
          <table:table-cell table:style-name="ce18" office:value-type="string" calcext:value-type="string">
            <text:p>Akzo Nobel Specialist Coatings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7" office:value-type="string" calcext:value-type="string">
            <text:p>Sikkens Cetol WP 560 cradle to gate data</text:p>
          </table:table-cell>
          <table:table-cell table:style-name="ce7" office:value-type="string" calcext:value-type="string">
            <text:p>Imperial College Life Cycle Assessment Group</text:p>
          </table:table-cell>
          <table:table-cell table:style-name="ce15" office:value-type="float" office:value="2003" calcext:value-type="float">
            <text:p>2003</text:p>
          </table:table-cell>
          <table:table-cell table:style-name="ce18" office:value-type="string" calcext:value-type="string">
            <text:p>Akzo Nobel Specialist Coatings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7" office:value-type="string" calcext:value-type="string">
            <text:p>Sikkens Rubbol WF 380 cradle to gate data</text:p>
          </table:table-cell>
          <table:table-cell table:style-name="ce7" office:value-type="string" calcext:value-type="string">
            <text:p>Imperial College Life Cycle Assessment Group</text:p>
          </table:table-cell>
          <table:table-cell table:style-name="ce15" office:value-type="float" office:value="2003" calcext:value-type="float">
            <text:p>2003</text:p>
          </table:table-cell>
          <table:table-cell table:style-name="ce18" office:value-type="string" calcext:value-type="string">
            <text:p>Akzo Nobel Specialist Coatings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7" office:value-type="string" calcext:value-type="string">
            <text:p>Solarwall, Colorcoat assessed cladding system - Environmental Product Declaration</text:p>
          </table:table-cell>
          <table:table-cell table:style-name="ce7" office:value-type="string" calcext:value-type="string">
            <text:p>Corus</text:p>
          </table:table-cell>
          <table:table-cell table:style-name="ce15" office:value-type="float" office:value="2002" calcext:value-type="float">
            <text:p>2002</text:p>
          </table:table-cell>
          <table:table-cell table:style-name="ce18" office:value-type="string" calcext:value-type="string">
            <text:p>CA Building Products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7" office:value-type="string" calcext:value-type="string">
            <text:p>Suspension polymerised PVC LCI Data Summary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1999" calcext:value-type="float">
            <text:p>1999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7" office:value-type="string" calcext:value-type="string">
            <text:p>Suspension polymerised PVC LCI Data Summary in Excel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1999" calcext:value-type="float">
            <text:p>1999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7" office:value-type="string" calcext:value-type="string">
            <text:p>Sustainability analysis of window frames</text:p>
          </table:table-cell>
          <table:table-cell table:style-name="ce7" office:value-type="string" calcext:value-type="string">
            <text:p>M Asif, T Muneer &amp; J Kubie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Napier university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7" office:value-type="string" calcext:value-type="string">
            <text:p>Sustainable homes: Embodied energy in residential property development, A guide for registered social landlords.</text:p>
          </table:table-cell>
          <table:table-cell table:style-name="ce7" office:value-type="string" calcext:value-type="string">
            <text:p>Sustainable homes</text:p>
          </table:table-cell>
          <table:table-cell table:style-name="ce15" office:value-type="float" office:value="1999" calcext:value-type="float">
            <text:p>1999</text:p>
          </table:table-cell>
          <table:table-cell table:style-name="ce18" office:value-type="string" calcext:value-type="string">
            <text:p>Sustainable homes, http://www.sustainablehomes.co.uk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7" office:value-type="string" calcext:value-type="string">
            <text:p>Tecu, Copper Strips and Copper Alloys - Environmental Product Declaration</text:p>
          </table:table-cell>
          <table:table-cell table:style-name="ce7" office:value-type="string" calcext:value-type="string">
            <text:p>Institut Bauen und Umwelt -German Institute of Construction and Environment</text:p>
          </table:table-cell>
          <table:table-cell table:style-name="ce15" office:value-type="float" office:value="2007" calcext:value-type="float">
            <text:p>2007</text:p>
          </table:table-cell>
          <table:table-cell table:style-name="ce18" office:value-type="string" calcext:value-type="string">
            <text:p>Declaration number: AUB-KME-30807-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7" office:value-type="string" calcext:value-type="string">
            <text:p>Textile floor covering (PA 6) - Environmental Product Declaration</text:p>
          </table:table-cell>
          <table:table-cell table:style-name="ce7" office:value-type="string" calcext:value-type="string">
            <text:p>Institut Bauen und Umwelt -German Institute of Construction and Environment</text:p>
          </table:table-cell>
          <table:table-cell table:style-name="ce15" office:value-type="float" office:value="2009" calcext:value-type="float">
            <text:p>2009</text:p>
          </table:table-cell>
          <table:table-cell table:style-name="ce18" office:value-type="string" calcext:value-type="string">
            <text:p>Declaration number: EPD-GUT-2009211-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7" office:value-type="string" calcext:value-type="string">
            <text:p>Textile floor covering (PA 6), backing of textile fabrics - Environmental Product Declaration</text:p>
          </table:table-cell>
          <table:table-cell table:style-name="ce7" office:value-type="string" calcext:value-type="string">
            <text:p>Institut Bauen und Umwelt -German Institute of Construction and Environment</text:p>
          </table:table-cell>
          <table:table-cell table:style-name="ce15" office:value-type="float" office:value="2009" calcext:value-type="float">
            <text:p>2009</text:p>
          </table:table-cell>
          <table:table-cell table:style-name="ce18" office:value-type="string" calcext:value-type="string">
            <text:p>Declaration number: EPD-GUT-2009511-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7" office:value-type="string" calcext:value-type="string">
            <text:p>Textile floor covering (PA 6.6) - Environmental Product Declaration</text:p>
          </table:table-cell>
          <table:table-cell table:style-name="ce7" office:value-type="string" calcext:value-type="string">
            <text:p>Institut Bauen und Umwelt -German Institute of Construction and Environment</text:p>
          </table:table-cell>
          <table:table-cell table:style-name="ce15" office:value-type="float" office:value="2009" calcext:value-type="float">
            <text:p>2009</text:p>
          </table:table-cell>
          <table:table-cell table:style-name="ce18" office:value-type="string" calcext:value-type="string">
            <text:p>Declaration number: EPD-GUT-2009311-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7" office:value-type="string" calcext:value-type="string">
            <text:p>Textile mass balances and product life cycles; Ref S5471</text:p>
          </table:table-cell>
          <table:table-cell table:style-name="ce7" office:value-type="string" calcext:value-type="string">
            <text:p>British Textile Technology Group</text:p>
          </table:table-cell>
          <table:table-cell table:style-name="ce15" office:value-type="float" office:value="1999" calcext:value-type="float">
            <text:p>1999</text:p>
          </table:table-cell>
          <table:table-cell table:style-name="ce18" office:value-type="string" calcext:value-type="string">
            <text:p>British Textile Technology Group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7" office:value-type="string" calcext:value-type="string">
            <text:p>The Energy Embodied in Building Materials - updated New Zealand coefficients and their significance</text:p>
          </table:table-cell>
          <table:table-cell table:style-name="ce7" office:value-type="string" calcext:value-type="string">
            <text:p>George Baird, Andrew Alcorn, Phil Haslam</text:p>
          </table:table-cell>
          <table:table-cell table:style-name="ce15" office:value-type="float" office:value="1997" calcext:value-type="float">
            <text:p>1997</text:p>
          </table:table-cell>
          <table:table-cell table:style-name="ce18" office:value-type="string" calcext:value-type="string">
            <text:p>Centre for Building Performance Research, Victoria University of Wellingto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7" office:value-type="string" calcext:value-type="string">
            <text:p>The environmental impacts of the production of hemp and flax textile yarn</text:p>
          </table:table-cell>
          <table:table-cell table:style-name="ce7" office:value-type="string" calcext:value-type="string">
            <text:p>Hayo M.G. van der Werf, Lea Turunen</text:p>
          </table:table-cell>
          <table:table-cell table:style-name="ce15" office:value-type="float" office:value="2008" calcext:value-type="float">
            <text:p>2008</text:p>
          </table:table-cell>
          <table:table-cell table:style-name="ce18" office:value-type="string" calcext:value-type="string">
            <text:p>industrial crops and products 2 7 ( 2 0 0 8 ) 1–10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7" office:value-type="string" calcext:value-type="string">
            <text:p>The European Steel Industry and Climate Change</text:p>
          </table:table-cell>
          <table:table-cell table:style-name="ce7" office:value-type="string" calcext:value-type="string">
            <text:p>EUROFER, European Confederation of Iron and Steel Industries</text:p>
          </table:table-cell>
          <table:table-cell table:style-name="ce15" office:value-type="float" office:value="2000" calcext:value-type="float">
            <text:p>2000</text:p>
          </table:table-cell>
          <table:table-cell table:style-name="ce18" office:value-type="string" calcext:value-type="string">
            <text:p>EUROFER, European Confederation of Iron and Steel Industries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7" office:value-type="string" calcext:value-type="string">
            <text:p>The Finnish metals industry and the environment</text:p>
          </table:table-cell>
          <table:table-cell table:style-name="ce7" office:value-type="string" calcext:value-type="string">
            <text:p>Jyri Seppala, Sirkka Koskela, Matti Melanen, Matti Palperi</text:p>
          </table:table-cell>
          <table:table-cell table:style-name="ce15" office:value-type="float" office:value="2002" calcext:value-type="float">
            <text:p>2002</text:p>
          </table:table-cell>
          <table:table-cell table:style-name="ce18" office:value-type="string" calcext:value-type="string">
            <text:p>Resources conservation and recycling (Journal), Elsevier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7" office:value-type="string" calcext:value-type="string">
            <text:p>The Future of the European Aluminium Industry: A MARKAL Energy and Material Flow Analysis</text:p>
          </table:table-cell>
          <table:table-cell table:style-name="ce7" office:value-type="string" calcext:value-type="string">
            <text:p>D J Gielen</text:p>
          </table:table-cell>
          <table:table-cell table:style-name="ce15" office:value-type="float" office:value="1998" calcext:value-type="float">
            <text:p>1998</text:p>
          </table:table-cell>
          <table:table-cell table:style-name="ce18" office:value-type="string" calcext:value-type="string">
            <text:p>ECN-Policy Studies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7" office:value-type="string" calcext:value-type="string">
            <text:p>The Life Cycle of copper, its co-products and by-products</text:p>
          </table:table-cell>
          <table:table-cell table:style-name="ce7" office:value-type="string" calcext:value-type="string">
            <text:p>Robert U Ayres, Leslie W Ayres and ingrid Rade</text:p>
          </table:table-cell>
          <table:table-cell table:style-name="ce15" office:value-type="float" office:value="2002" calcext:value-type="float">
            <text:p>2002</text:p>
          </table:table-cell>
          <table:table-cell table:style-name="ce18" office:value-type="string" calcext:value-type="string">
            <text:p>International institute for Environment and Development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7" office:value-type="string" calcext:value-type="string">
            <text:p>The Lifecycle assessment of Italian clay brick products</text:p>
          </table:table-cell>
          <table:table-cell table:style-name="ce7" office:value-type="string" calcext:value-type="string">
            <text:p>Mariachiara Torricelli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Unknow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7" office:value-type="string" calcext:value-type="string">
            <text:p>The measure of our sustainability, Report of the world steel industry 2004</text:p>
          </table:table-cell>
          <table:table-cell table:style-name="ce7" office:value-type="string" calcext:value-type="string">
            <text:p>International Iron and Steel Institute</text:p>
          </table:table-cell>
          <table:table-cell table:style-name="ce15" office:value-type="float" office:value="2003" calcext:value-type="float">
            <text:p>2003</text:p>
          </table:table-cell>
          <table:table-cell table:style-name="ce18" office:value-type="string" calcext:value-type="string">
            <text:p>IISI, International Iron and Steel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7" office:value-type="string" calcext:value-type="string">
            <text:p>Thermoformed, Expanded Polystyrene <text:s/>LCI Data Summary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7" office:value-type="string" calcext:value-type="string">
            <text:p>Thermoformed, Expanded Polystyrene <text:s/>LCI Data Summary in Excel format</text:p>
          </table:table-cell>
          <table:table-cell table:style-name="ce7" office:value-type="string" calcext:value-type="string">
            <text:p>I Boustead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APME, Association of Plastics Manufacturers in Europ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7" office:value-type="string" calcext:value-type="string">
            <text:p>Timber as a building material - An environmental comparison against synthetic building materials</text:p>
          </table:table-cell>
          <table:table-cell table:style-name="ce7" office:value-type="string" calcext:value-type="string">
            <text:p>Phil Townsend and Chris Wagner</text:p>
          </table:table-cell>
          <table:table-cell table:style-name="ce15" office:value-type="float" office:value="2002" calcext:value-type="float">
            <text:p>2002</text:p>
          </table:table-cell>
          <table:table-cell table:style-name="ce18" office:value-type="string" calcext:value-type="string">
            <text:p>National Association of Forest Industries Ltd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7" office:value-type="string" calcext:value-type="string">
            <text:p>Tonality, ceramic cladding elements - Environmental Product Declaration</text:p>
          </table:table-cell>
          <table:table-cell table:style-name="ce7" office:value-type="string" calcext:value-type="string">
            <text:p>Institut Bauen und Umwelt -German Institute of Construction and Environment</text:p>
          </table:table-cell>
          <table:table-cell table:style-name="ce15" office:value-type="float" office:value="2009" calcext:value-type="float">
            <text:p>2009</text:p>
          </table:table-cell>
          <table:table-cell table:style-name="ce18" office:value-type="string" calcext:value-type="string">
            <text:p>Declaration number: EPD-CRE-2009111-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7" office:value-type="string" calcext:value-type="string">
            <text:p>Towards the holistic assessment of building performance based on an integrated systems approach</text:p>
          </table:table-cell>
          <table:table-cell table:style-name="ce7" office:value-type="string" calcext:value-type="string">
            <text:p>Stephane Citherlet</text:p>
          </table:table-cell>
          <table:table-cell table:style-name="ce15" office:value-type="float" office:value="2001" calcext:value-type="float">
            <text:p>2001</text:p>
          </table:table-cell>
          <table:table-cell table:style-name="ce18" office:value-type="string" calcext:value-type="string">
            <text:p>Swiss federal institute of technology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7" office:value-type="string" calcext:value-type="string">
            <text:p>Uncoated wood-free fine paper - Environmental Product Declaration</text:p>
          </table:table-cell>
          <table:table-cell table:style-name="ce7" office:value-type="string" calcext:value-type="string">
            <text:p>Asia Pacific Resources International Holdings Ltd.</text:p>
          </table:table-cell>
          <table:table-cell table:style-name="ce15" office:value-type="float" office:value="2008" calcext:value-type="float">
            <text:p>2008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7" office:value-type="string" calcext:value-type="string">
            <text:p>What LCA can tell us about the cement industry</text:p>
          </table:table-cell>
          <table:table-cell table:style-name="ce7" office:value-type="string" calcext:value-type="string">
            <text:p>Steven B. Young, Shannon Turnbul &amp; Andrea Russell</text:p>
          </table:table-cell>
          <table:table-cell table:style-name="ce15" office:value-type="float" office:value="2002" calcext:value-type="float">
            <text:p>2002</text:p>
          </table:table-cell>
          <table:table-cell table:style-name="ce18" office:value-type="string" calcext:value-type="string">
            <text:p>Five winds international; World business council for sustainable development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7" office:value-type="string" calcext:value-type="string">
            <text:p>Window and advanced glazing systems life cycle assessment</text:p>
          </table:table-cell>
          <table:table-cell table:style-name="ce7" office:value-type="string" calcext:value-type="string">
            <text:p>Stephane Citerlet, Francesca Di Gulielmo &amp; Jean-Bernard Gay</text:p>
          </table:table-cell>
          <table:table-cell table:style-name="ce15" office:value-type="float" office:value="2000" calcext:value-type="float">
            <text:p>2000</text:p>
          </table:table-cell>
          <table:table-cell table:style-name="ce18" office:value-type="string" calcext:value-type="string">
            <text:p>Energy &amp; Buildings 32 pg 225-234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7" office:value-type="string" calcext:value-type="string">
            <text:p>Wood based building materials and atmospheric carbon emissions</text:p>
          </table:table-cell>
          <table:table-cell table:style-name="ce7" office:value-type="string" calcext:value-type="string">
            <text:p>Andrew H. Buchanan &amp; S. Bry Levine</text:p>
          </table:table-cell>
          <table:table-cell table:style-name="ce15" office:value-type="float" office:value="1999" calcext:value-type="float">
            <text:p>1999</text:p>
          </table:table-cell>
          <table:table-cell table:style-name="ce18" office:value-type="string" calcext:value-type="string">
            <text:p>Environmental Science &amp; Policy 2 (1999) 427±437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7" office:value-type="string" calcext:value-type="string">
            <text:p>World steel life cycle inventory - IISI methodology report</text:p>
          </table:table-cell>
          <table:table-cell table:style-name="ce7" office:value-type="string" calcext:value-type="string">
            <text:p>IISI - International Iron &amp; Steel Institute</text:p>
          </table:table-cell>
          <table:table-cell table:style-name="ce15" office:value-type="float" office:value="2000" calcext:value-type="float">
            <text:p>2000</text:p>
          </table:table-cell>
          <table:table-cell table:style-name="ce18" office:value-type="string" calcext:value-type="string">
            <text:p>IISI - International Iron &amp; Steel Institut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7" office:value-type="string" calcext:value-type="string">
            <text:p>Ytong, Autoclaved Aerated Concrete (AAC) - Environmental Product Declaration</text:p>
          </table:table-cell>
          <table:table-cell table:style-name="ce7" office:value-type="string" calcext:value-type="string">
            <text:p>Institut Bauen und Umwelt -German Institute of Construction and Environment</text:p>
          </table:table-cell>
          <table:table-cell table:style-name="ce15" office:value-type="float" office:value="2005" calcext:value-type="float">
            <text:p>2005</text:p>
          </table:table-cell>
          <table:table-cell table:style-name="ce18" office:value-type="string" calcext:value-type="string">
            <text:p>Declaration number: AUB-XEL-11005-E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10" office:value-type="string" calcext:value-type="string">
            <text:p>Cradle-to-Gate Carbon Footprint Analysis for Concrete Pipeline, Manhole Ring and Cover Slab</text:p>
          </table:table-cell>
          <table:table-cell table:style-name="ce11" office:value-type="string" calcext:value-type="string">
            <text:p>Concrete Pipeline Systems Association</text:p>
          </table:table-cell>
          <table:table-cell table:style-name="ce17" office:value-type="float" office:value="2010" calcext:value-type="float">
            <text:p>2010</text:p>
          </table:table-cell>
          <table:table-cell table:style-name="ce10" office:value-type="string" calcext:value-type="string">
            <text:p>Concrete Pipeline Systems Association</text:p>
          </table:table-cell>
          <table:table-cell table:style-name="ce26"/>
          <table:table-cell table:number-columns-repeated="1018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£</number:text>
      <number:number number:decimal-places="0" number:min-integer-digits="1" number:grouping="true"/>
    </number:number-style>
    <number:number-style style:name="N120">
      <number:text>-£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0" number:min-integer-digits="1" number:grouping="true"/>
    </number:number-style>
    <number:number-style style:name="N121">
      <style:text-properties fo:color="#ff0000"/>
      <number:text>-£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number:min-integer-digits="1" number:grouping="true"/>
    </number:number-style>
    <number:number-style style:name="N122">
      <number:text>-£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2" number:min-integer-digits="1" number:grouping="true"/>
    </number:number-style>
    <number:number-style style:name="N123">
      <style:text-properties fo:color="#ff0000"/>
      <number:text>-£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125P1" style:volatile="true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125P2" style:volatile="true">
      <number:text> £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3" number:min-integer-digits="1"/>
    </number:number-style>
    <number:percentage-style style:name="N133">
      <number:number number:decimal-places="1" number:min-integer-digits="1"/>
      <number:text>%</number:text>
    </number:percentage-style>
    <number:number-style style:name="N134">
      <number:number number:decimal-places="1" number:min-integer-digits="1"/>
    </number:number-style>
    <number:number-style style:name="N135">
      <number:scientific-number number:decimal-places="4" number:min-integer-digits="1" number:min-exponent-digits="2"/>
    </number:number-style>
    <number:number-style style:name="N136">
      <number:number number:decimal-places="4" number:min-integer-digits="1"/>
    </number:number-style>
    <number:number-style style:name="N137P0" style:volatile="true">
      <number:text> </number:text>
      <number:fill-character> </number:fill-character>
      <number:number number:decimal-places="3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3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5" number:min-integer-digits="1"/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True</number:text>
    </number:number-style>
    <number:number-style style:name="N140P1" style:volatile="true">
      <number:text>True</number:text>
    </number:number-style>
    <number:number-style style:name="N140">
      <number:text>False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On</number:text>
    </number:number-style>
    <number:number-style style:name="N141P1" style:volatile="true">
      <number:text>On</number:text>
    </number:number-style>
    <number:number-style style:name="N141">
      <number:text>Off</number:text>
      <style:map style:condition="value()&gt;0" style:apply-style-name="N141P0"/>
      <style:map style:condition="value()&lt;0" style:apply-style-name="N141P1"/>
    </number:number-style>
    <number:currency-style style:name="N14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2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List_20_of_20_References_20_and_20_Publications" style:display-name="Normal_List of References and Publication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4T12:05:17.459661186</meta:creation-date>
    <dc:date>2014-01-14T12:10:35.315561434</dc:date>
    <meta:editing-duration>P0D</meta:editing-duration>
    <meta:editing-cycles>1</meta:editing-cycles>
    <meta:document-statistic meta:table-count="1" meta:cell-count="1510" meta:object-count="0"/>
    <meta:generator>LibreOffice/4.1.3.2$Linux_X86_64 LibreOffice_project/410$Build-2</meta:generator>
  </office:meta>
</office:document-meta>
</file>